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283.35pt" svg:y="50.26pt">
            <draw:object draw:notify-on-update-of-ranges="data.B1:data.B300 data.C1:data.C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7367818" calcext:value-type="float">
            <text:p>1.7367818</text:p>
          </table:table-cell>
          <table:table-cell office:value-type="float" office:value="0.5757776" calcext:value-type="float">
            <text:p>0.5757776</text:p>
          </table:table-cell>
          <table:table-cell table:formula="of:=[.A1]" office:value-type="float" office:value="1.7367818" calcext:value-type="float">
            <text:p>1.7367818</text:p>
          </table:table-cell>
        </table:table-row>
        <table:table-row table:style-name="ro1">
          <table:table-cell office:value-type="float" office:value="1.4328374" calcext:value-type="float">
            <text:p>1.4328374</text:p>
          </table:table-cell>
          <table:table-cell office:value-type="float" office:value="0.6979159" calcext:value-type="float">
            <text:p>0.6979159</text:p>
          </table:table-cell>
          <table:table-cell table:formula="of:=[.C1]+[.A2]" office:value-type="float" office:value="3.1696192" calcext:value-type="float">
            <text:p>3.1696192</text:p>
          </table:table-cell>
        </table:table-row>
        <table:table-row table:style-name="ro1">
          <table:table-cell office:value-type="float" office:value="0.29822233" calcext:value-type="float">
            <text:p>0.29822233</text:p>
          </table:table-cell>
          <table:table-cell office:value-type="float" office:value="3.3532028" calcext:value-type="float">
            <text:p>3.3532028</text:p>
          </table:table-cell>
          <table:table-cell table:formula="of:=[.C2]+[.A3]" office:value-type="float" office:value="3.46784153" calcext:value-type="float">
            <text:p>3.46784153</text:p>
          </table:table-cell>
        </table:table-row>
        <table:table-row table:style-name="ro1">
          <table:table-cell office:value-type="float" office:value="0.19345388" calcext:value-type="float">
            <text:p>0.19345388</text:p>
          </table:table-cell>
          <table:table-cell office:value-type="float" office:value="5.169191" calcext:value-type="float">
            <text:p>5.169191</text:p>
          </table:table-cell>
          <table:table-cell table:formula="of:=[.C3]+[.A4]" office:value-type="float" office:value="3.66129541" calcext:value-type="float">
            <text:p>3.66129541</text:p>
          </table:table-cell>
        </table:table-row>
        <table:table-row table:style-name="ro1">
          <table:table-cell office:value-type="float" office:value="0.14676127" calcext:value-type="float">
            <text:p>0.14676127</text:p>
          </table:table-cell>
          <table:table-cell office:value-type="float" office:value="6.813787" calcext:value-type="float">
            <text:p>6.813787</text:p>
          </table:table-cell>
          <table:table-cell table:formula="of:=[.C4]+[.A5]" office:value-type="float" office:value="3.80805668" calcext:value-type="float">
            <text:p>3.80805668</text:p>
          </table:table-cell>
        </table:table-row>
        <table:table-row table:style-name="ro1">
          <table:table-cell office:value-type="float" office:value="0.12344549" calcext:value-type="float">
            <text:p>0.12344549</text:p>
          </table:table-cell>
          <table:table-cell office:value-type="float" office:value="8.100741" calcext:value-type="float">
            <text:p>8.100741</text:p>
          </table:table-cell>
          <table:table-cell table:formula="of:=[.C5]+[.A6]" office:value-type="float" office:value="3.93150217" calcext:value-type="float">
            <text:p>3.93150217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6]+[.A7]" office:value-type="float" office:value="4.04365598" calcext:value-type="float">
            <text:p>4.04365598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7]+[.A8]" office:value-type="float" office:value="4.14972144" calcext:value-type="float">
            <text:p>4.14972144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8]+[.A9]" office:value-type="float" office:value="4.25328442" calcext:value-type="float">
            <text:p>4.25328442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9]+[.A10]" office:value-type="float" office:value="4.358083385" calcext:value-type="float">
            <text:p>4.358083385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10]+[.A11]" office:value-type="float" office:value="4.464133585" calcext:value-type="float">
            <text:p>4.464133585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11]+[.A12]" office:value-type="float" office:value="4.571373995" calcext:value-type="float">
            <text:p>4.571373995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12]+[.A13]" office:value-type="float" office:value="4.679865639" calcext:value-type="float">
            <text:p>4.679865639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13]+[.A14]" office:value-type="float" office:value="4.789654299" calcext:value-type="float">
            <text:p>4.789654299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14]+[.A15]" office:value-type="float" office:value="4.900633163" calcext:value-type="float">
            <text:p>4.900633163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5]+[.A16]" office:value-type="float" office:value="5.012512313" calcext:value-type="float">
            <text:p>5.012512313</text:p>
          </table:table-cell>
        </table:table-row>
        <table:table-row table:style-name="ro1">
          <table:table-cell office:value-type="float" office:value="0.111665525" calcext:value-type="float">
            <text:p>0.111665525</text:p>
          </table:table-cell>
          <table:table-cell office:value-type="float" office:value="8.955316" calcext:value-type="float">
            <text:p>8.955316</text:p>
          </table:table-cell>
          <table:table-cell table:formula="of:=[.C16]+[.A17]" office:value-type="float" office:value="5.124177838" calcext:value-type="float">
            <text:p>5.124177838</text:p>
          </table:table-cell>
        </table:table-row>
        <table:table-row table:style-name="ro1">
          <table:table-cell office:value-type="float" office:value="0.10939193" calcext:value-type="float">
            <text:p>0.10939193</text:p>
          </table:table-cell>
          <table:table-cell office:value-type="float" office:value="9.141442" calcext:value-type="float">
            <text:p>9.141442</text:p>
          </table:table-cell>
          <table:table-cell table:formula="of:=[.C17]+[.A18]" office:value-type="float" office:value="5.233569768" calcext:value-type="float">
            <text:p>5.233569768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18]+[.A19]" office:value-type="float" office:value="5.339604708" calcext:value-type="float">
            <text:p>5.339604708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19]+[.A20]" office:value-type="float" office:value="5.443655978" calcext:value-type="float">
            <text:p>5.443655978</text:p>
          </table:table-cell>
        </table:table-row>
        <table:table-row table:style-name="ro1">
          <table:table-cell office:value-type="float" office:value="0.10382239" calcext:value-type="float">
            <text:p>0.10382239</text:p>
          </table:table-cell>
          <table:table-cell office:value-type="float" office:value="9.631834" calcext:value-type="float">
            <text:p>9.631834</text:p>
          </table:table-cell>
          <table:table-cell table:formula="of:=[.C20]+[.A21]" office:value-type="float" office:value="5.547478368" calcext:value-type="float">
            <text:p>5.547478368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21]+[.A22]" office:value-type="float" office:value="5.651895858" calcext:value-type="float">
            <text:p>5.651895858</text:p>
          </table:table-cell>
        </table:table-row>
        <table:table-row table:style-name="ro1">
          <table:table-cell office:value-type="float" office:value="0.10429542" calcext:value-type="float">
            <text:p>0.10429542</text:p>
          </table:table-cell>
          <table:table-cell office:value-type="float" office:value="9.588149" calcext:value-type="float">
            <text:p>9.588149</text:p>
          </table:table-cell>
          <table:table-cell table:formula="of:=[.C22]+[.A23]" office:value-type="float" office:value="5.756191278" calcext:value-type="float">
            <text:p>5.756191278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23]+[.A24]" office:value-type="float" office:value="5.859586412" calcext:value-type="float">
            <text:p>5.859586412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24]+[.A25]" office:value-type="float" office:value="5.962813692" calcext:value-type="float">
            <text:p>5.962813692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25]+[.A26]" office:value-type="float" office:value="6.066468222" calcext:value-type="float">
            <text:p>6.066468222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26]+[.A27]" office:value-type="float" office:value="6.170412682" calcext:value-type="float">
            <text:p>6.170412682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27]+[.A28]" office:value-type="float" office:value="6.273746782" calcext:value-type="float">
            <text:p>6.273746782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28]+[.A29]" office:value-type="float" office:value="6.376455256" calcext:value-type="float">
            <text:p>6.376455256</text:p>
          </table:table-cell>
        </table:table-row>
        <table:table-row table:style-name="ro1">
          <table:table-cell office:value-type="float" office:value="0.1029984" calcext:value-type="float">
            <text:p>0.1029984</text:p>
          </table:table-cell>
          <table:table-cell office:value-type="float" office:value="9.708889" calcext:value-type="float">
            <text:p>9.708889</text:p>
          </table:table-cell>
          <table:table-cell table:formula="of:=[.C29]+[.A30]" office:value-type="float" office:value="6.479453656" calcext:value-type="float">
            <text:p>6.479453656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30]+[.A31]" office:value-type="float" office:value="6.582986116" calcext:value-type="float">
            <text:p>6.582986116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1]+[.A32]" office:value-type="float" office:value="6.686396506" calcext:value-type="float">
            <text:p>6.686396506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32]+[.A33]" office:value-type="float" office:value="6.789272836" calcext:value-type="float">
            <text:p>6.789272836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33]+[.A34]" office:value-type="float" office:value="6.892255976" calcext:value-type="float">
            <text:p>6.892255976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34]+[.A35]" office:value-type="float" office:value="6.995864736" calcext:value-type="float">
            <text:p>6.995864736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5]+[.A36]" office:value-type="float" office:value="7.099656606" calcext:value-type="float">
            <text:p>7.099656606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36]+[.A37]" office:value-type="float" office:value="7.202944926" calcext:value-type="float">
            <text:p>7.202944926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37]+[.A38]" office:value-type="float" office:value="7.306141686" calcext:value-type="float">
            <text:p>7.306141686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8]+[.A39]" office:value-type="float" office:value="7.409628376" calcext:value-type="float">
            <text:p>7.409628376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39]+[.A40]" office:value-type="float" office:value="7.513221876" calcext:value-type="float">
            <text:p>7.513221876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40]+[.A41]" office:value-type="float" office:value="7.616861151" calcext:value-type="float">
            <text:p>7.616861151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41]+[.A42]" office:value-type="float" office:value="7.720485167" calcext:value-type="float">
            <text:p>7.720485167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42]+[.A43]" office:value-type="float" office:value="7.824109183" calcext:value-type="float">
            <text:p>7.824109183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43]+[.A44]" office:value-type="float" office:value="7.927626388" calcext:value-type="float">
            <text:p>7.927626388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4]+[.A45]" office:value-type="float" office:value="8.030777374" calcext:value-type="float">
            <text:p>8.030777374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45]+[.A46]" office:value-type="float" office:value="8.133882584" calcext:value-type="float">
            <text:p>8.133882584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6]+[.A47]" office:value-type="float" office:value="8.237079344" calcext:value-type="float">
            <text:p>8.237079344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47]+[.A48]" office:value-type="float" office:value="8.340321884" calcext:value-type="float">
            <text:p>8.340321884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48]+[.A49]" office:value-type="float" office:value="8.443396574" calcext:value-type="float">
            <text:p>8.443396574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49]+[.A50]" office:value-type="float" office:value="8.546608594" calcext:value-type="float">
            <text:p>8.546608594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50]+[.A51]" office:value-type="float" office:value="8.650186834" calcext:value-type="float">
            <text:p>8.650186834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51]+[.A52]" office:value-type="float" office:value="8.753856624" calcext:value-type="float">
            <text:p>8.753856624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52]+[.A53]" office:value-type="float" office:value="8.857389084" calcext:value-type="float">
            <text:p>8.857389084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53]+[.A54]" office:value-type="float" office:value="8.961043614" calcext:value-type="float">
            <text:p>8.961043614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54]+[.A55]" office:value-type="float" office:value="9.064972814" calcext:value-type="float">
            <text:p>9.064972814</text:p>
          </table:table-cell>
        </table:table-row>
        <table:table-row table:style-name="ro1">
          <table:table-cell office:value-type="float" office:value="0.10382239" calcext:value-type="float">
            <text:p>0.10382239</text:p>
          </table:table-cell>
          <table:table-cell office:value-type="float" office:value="9.631834" calcext:value-type="float">
            <text:p>9.631834</text:p>
          </table:table-cell>
          <table:table-cell table:formula="of:=[.C55]+[.A56]" office:value-type="float" office:value="9.168795204" calcext:value-type="float">
            <text:p>9.168795204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56]+[.A57]" office:value-type="float" office:value="9.272007224" calcext:value-type="float">
            <text:p>9.272007224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57]+[.A58]" office:value-type="float" office:value="9.375219244" calcext:value-type="float">
            <text:p>9.375219244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58]+[.A59]" office:value-type="float" office:value="9.478614378" calcext:value-type="float">
            <text:p>9.478614378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59]+[.A60]" office:value-type="float" office:value="9.582040028" calcext:value-type="float">
            <text:p>9.582040028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60]+[.A61]" office:value-type="float" office:value="9.685053688" calcext:value-type="float">
            <text:p>9.685053688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61]+[.A62]" office:value-type="float" office:value="9.787868978" calcext:value-type="float">
            <text:p>9.787868978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62]+[.A63]" office:value-type="float" office:value="9.890974188" calcext:value-type="float">
            <text:p>9.890974188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63]+[.A64]" office:value-type="float" office:value="9.994048878" calcext:value-type="float">
            <text:p>9.994048878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64]+[.A65]" office:value-type="float" office:value="10.096528468" calcext:value-type="float">
            <text:p>10.096528468</text:p>
          </table:table-cell>
        </table:table-row>
        <table:table-row table:style-name="ro1">
          <table:table-cell office:value-type="float" office:value="0.10203708" calcext:value-type="float">
            <text:p>0.10203708</text:p>
          </table:table-cell>
          <table:table-cell office:value-type="float" office:value="9.800359" calcext:value-type="float">
            <text:p>9.800359</text:p>
          </table:table-cell>
          <table:table-cell table:formula="of:=[.C65]+[.A66]" office:value-type="float" office:value="10.198565548" calcext:value-type="float">
            <text:p>10.198565548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66]+[.A67]" office:value-type="float" office:value="10.300907808" calcext:value-type="float">
            <text:p>10.300907808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67]+[.A68]" office:value-type="float" office:value="10.403585764" calcext:value-type="float">
            <text:p>10.403585764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68]+[.A69]" office:value-type="float" office:value="10.506278979" calcext:value-type="float">
            <text:p>10.506278979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69]+[.A70]" office:value-type="float" office:value="10.608911159" calcext:value-type="float">
            <text:p>10.608911159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70]+[.A71]" office:value-type="float" office:value="10.711802749" calcext:value-type="float">
            <text:p>10.711802749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71]+[.A72]" office:value-type="float" office:value="10.814953735" calcext:value-type="float">
            <text:p>10.814953735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72]+[.A73]" office:value-type="float" office:value="10.918287835" calcext:value-type="float">
            <text:p>10.918287835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73]+[.A74]" office:value-type="float" office:value="11.021591415" calcext:value-type="float">
            <text:p>11.021591415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74]+[.A75]" office:value-type="float" office:value="11.125093361" calcext:value-type="float">
            <text:p>11.125093361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75]+[.A76]" office:value-type="float" office:value="11.228961525" calcext:value-type="float">
            <text:p>11.228961525</text:p>
          </table:table-cell>
        </table:table-row>
        <table:table-row table:style-name="ro1">
          <table:table-cell office:value-type="float" office:value="0.104097046" calcext:value-type="float">
            <text:p>0.104097046</text:p>
          </table:table-cell>
          <table:table-cell office:value-type="float" office:value="9.6064205" calcext:value-type="float">
            <text:p>9.6064205</text:p>
          </table:table-cell>
          <table:table-cell table:formula="of:=[.C76]+[.A77]" office:value-type="float" office:value="11.333058571" calcext:value-type="float">
            <text:p>11.333058571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77]+[.A78]" office:value-type="float" office:value="11.437430281" calcext:value-type="float">
            <text:p>11.437430281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78]+[.A79]" office:value-type="float" office:value="11.541924061" calcext:value-type="float">
            <text:p>11.541924061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79]+[.A80]" office:value-type="float" office:value="11.646463621" calcext:value-type="float">
            <text:p>11.646463621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80]+[.A81]" office:value-type="float" office:value="11.751125251" calcext:value-type="float">
            <text:p>11.751125251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81]+[.A82]" office:value-type="float" office:value="11.855985251" calcext:value-type="float">
            <text:p>11.855985251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82]+[.A83]" office:value-type="float" office:value="11.960982581" calcext:value-type="float">
            <text:p>11.960982581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83]+[.A84]" office:value-type="float" office:value="12.066361391" calcext:value-type="float">
            <text:p>12.066361391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4]+[.A85]" office:value-type="float" office:value="12.172243745" calcext:value-type="float">
            <text:p>12.172243745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85]+[.A86]" office:value-type="float" office:value="12.278416015" calcext:value-type="float">
            <text:p>12.278416015</text:p>
          </table:table-cell>
        </table:table-row>
        <table:table-row table:style-name="ro1">
          <table:table-cell office:value-type="float" office:value="0.10609598" calcext:value-type="float">
            <text:p>0.10609598</text:p>
          </table:table-cell>
          <table:table-cell office:value-type="float" office:value="9.425427" calcext:value-type="float">
            <text:p>9.425427</text:p>
          </table:table-cell>
          <table:table-cell table:formula="of:=[.C86]+[.A87]" office:value-type="float" office:value="12.384511995" calcext:value-type="float">
            <text:p>12.384511995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87]+[.A88]" office:value-type="float" office:value="12.490562195" calcext:value-type="float">
            <text:p>12.490562195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88]+[.A89]" office:value-type="float" office:value="12.596856545" calcext:value-type="float">
            <text:p>12.596856545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89]+[.A90]" office:value-type="float" office:value="12.703166155" calcext:value-type="float">
            <text:p>12.703166155</text:p>
          </table:table-cell>
        </table:table-row>
        <table:table-row table:style-name="ro1">
          <table:table-cell office:value-type="float" office:value="0.106218055" calcext:value-type="float">
            <text:p>0.106218055</text:p>
          </table:table-cell>
          <table:table-cell office:value-type="float" office:value="9.414595" calcext:value-type="float">
            <text:p>9.414595</text:p>
          </table:table-cell>
          <table:table-cell table:formula="of:=[.C90]+[.A91]" office:value-type="float" office:value="12.80938421" calcext:value-type="float">
            <text:p>12.80938421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91]+[.A92]" office:value-type="float" office:value="12.91578537" calcext:value-type="float">
            <text:p>12.91578537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92]+[.A93]" office:value-type="float" office:value="13.02240015" calcext:value-type="float">
            <text:p>13.02240015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]+[.A94]" office:value-type="float" office:value="13.128999675" calcext:value-type="float">
            <text:p>13.128999675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4]+[.A95]" office:value-type="float" office:value="13.2355992" calcext:value-type="float">
            <text:p>13.2355992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95]+[.A96]" office:value-type="float" office:value="13.34230554" calcext:value-type="float">
            <text:p>13.34230554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96]+[.A97]" office:value-type="float" office:value="13.449118695" calcext:value-type="float">
            <text:p>13.449118695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7]+[.A98]" office:value-type="float" office:value="13.55580978" calcext:value-type="float">
            <text:p>13.55580978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8]+[.A99]" office:value-type="float" office:value="13.662500865" calcext:value-type="float">
            <text:p>13.662500865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99]+[.A100]" office:value-type="float" office:value="13.769359795" calcext:value-type="float">
            <text:p>13.769359795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100]+[.A101]" office:value-type="float" office:value="13.876127175" calcext:value-type="float">
            <text:p>13.876127175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101]+[.A102]" office:value-type="float" office:value="13.982558855" calcext:value-type="float">
            <text:p>13.982558855</text:p>
          </table:table-cell>
        </table:table-row>
        <table:table-row table:style-name="ro1">
          <table:table-cell office:value-type="float" office:value="0.106126495" calcext:value-type="float">
            <text:p>0.106126495</text:p>
          </table:table-cell>
          <table:table-cell office:value-type="float" office:value="9.422717" calcext:value-type="float">
            <text:p>9.422717</text:p>
          </table:table-cell>
          <table:table-cell table:formula="of:=[.C102]+[.A103]" office:value-type="float" office:value="14.08868535" calcext:value-type="float">
            <text:p>14.08868535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103]+[.A104]" office:value-type="float" office:value="14.194232" calcext:value-type="float">
            <text:p>14.194232</text:p>
          </table:table-cell>
        </table:table-row>
        <table:table-row table:style-name="ro1">
          <table:table-cell office:value-type="float" office:value="0.104814224" calcext:value-type="float">
            <text:p>0.104814224</text:p>
          </table:table-cell>
          <table:table-cell office:value-type="float" office:value="9.54069" calcext:value-type="float">
            <text:p>9.54069</text:p>
          </table:table-cell>
          <table:table-cell table:formula="of:=[.C104]+[.A105]" office:value-type="float" office:value="14.299046224" calcext:value-type="float">
            <text:p>14.299046224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105]+[.A106]" office:value-type="float" office:value="14.403707854" calcext:value-type="float">
            <text:p>14.403707854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106]+[.A107]" office:value-type="float" office:value="14.508491564" calcext:value-type="float">
            <text:p>14.508491564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107]+[.A108]" office:value-type="float" office:value="14.612954828" calcext:value-type="float">
            <text:p>14.612954828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108]+[.A109]" office:value-type="float" office:value="14.716899288" calcext:value-type="float">
            <text:p>14.716899288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109]+[.A110]" office:value-type="float" office:value="14.820752193" calcext:value-type="float">
            <text:p>14.820752193</text:p>
          </table:table-cell>
        </table:table-row>
        <table:table-row table:style-name="ro1">
          <table:table-cell office:value-type="float" office:value="0.10383765" calcext:value-type="float">
            <text:p>0.10383765</text:p>
          </table:table-cell>
          <table:table-cell office:value-type="float" office:value="9.630419" calcext:value-type="float">
            <text:p>9.630419</text:p>
          </table:table-cell>
          <table:table-cell table:formula="of:=[.C110]+[.A111]" office:value-type="float" office:value="14.924589843" calcext:value-type="float">
            <text:p>14.924589843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111]+[.A112]" office:value-type="float" office:value="15.028030753" calcext:value-type="float">
            <text:p>15.028030753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112]+[.A113]" office:value-type="float" office:value="15.130846043" calcext:value-type="float">
            <text:p>15.130846043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113]+[.A114]" office:value-type="float" office:value="15.233432443" calcext:value-type="float">
            <text:p>15.233432443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14]+[.A115]" office:value-type="float" office:value="15.335912033" calcext:value-type="float">
            <text:p>15.335912033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15]+[.A116]" office:value-type="float" office:value="15.437903333" calcext:value-type="float">
            <text:p>15.437903333</text:p>
          </table:table-cell>
        </table:table-row>
        <table:table-row table:style-name="ro1">
          <table:table-cell office:value-type="float" office:value="0.1013962" calcext:value-type="float">
            <text:p>0.1013962</text:p>
          </table:table-cell>
          <table:table-cell office:value-type="float" office:value="9.862302" calcext:value-type="float">
            <text:p>9.862302</text:p>
          </table:table-cell>
          <table:table-cell table:formula="of:=[.C116]+[.A117]" office:value-type="float" office:value="15.539299533" calcext:value-type="float">
            <text:p>15.539299533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117]+[.A118]" office:value-type="float" office:value="15.640878843" calcext:value-type="float">
            <text:p>15.640878843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18]+[.A119]" office:value-type="float" office:value="15.742717558" calcext:value-type="float">
            <text:p>15.742717558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119]+[.A120]" office:value-type="float" office:value="15.844418938" calcext:value-type="float">
            <text:p>15.844418938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120]+[.A121]" office:value-type="float" office:value="15.945891438" calcext:value-type="float">
            <text:p>15.945891438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21]+[.A122]" office:value-type="float" office:value="16.047318158" calcext:value-type="float">
            <text:p>16.047318158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122]+[.A123]" office:value-type="float" office:value="16.148805914" calcext:value-type="float">
            <text:p>16.148805914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123]+[.A124]" office:value-type="float" office:value="16.250186858" calcext:value-type="float">
            <text:p>16.250186858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124]+[.A125]" office:value-type="float" office:value="16.351384688" calcext:value-type="float">
            <text:p>16.351384688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25]+[.A126]" office:value-type="float" office:value="16.452811408" calcext:value-type="float">
            <text:p>16.452811408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126]+[.A127]" office:value-type="float" office:value="16.554543308" calcext:value-type="float">
            <text:p>16.554543308</text:p>
          </table:table-cell>
        </table:table-row>
        <table:table-row table:style-name="ro1">
          <table:table-cell office:value-type="float" office:value="0.10189975" calcext:value-type="float">
            <text:p>0.10189975</text:p>
          </table:table-cell>
          <table:table-cell office:value-type="float" office:value="9.813566" calcext:value-type="float">
            <text:p>9.813566</text:p>
          </table:table-cell>
          <table:table-cell table:formula="of:=[.C127]+[.A128]" office:value-type="float" office:value="16.656443058" calcext:value-type="float">
            <text:p>16.656443058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28]+[.A129]" office:value-type="float" office:value="16.758739548" calcext:value-type="float">
            <text:p>16.758739548</text:p>
          </table:table-cell>
        </table:table-row>
        <table:table-row table:style-name="ro1">
          <table:table-cell office:value-type="float" office:value="0.10251011" calcext:value-type="float">
            <text:p>0.10251011</text:p>
          </table:table-cell>
          <table:table-cell office:value-type="float" office:value="9.755135" calcext:value-type="float">
            <text:p>9.755135</text:p>
          </table:table-cell>
          <table:table-cell table:formula="of:=[.C129]+[.A130]" office:value-type="float" office:value="16.861249658" calcext:value-type="float">
            <text:p>16.861249658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30]+[.A131]" office:value-type="float" office:value="16.964003908" calcext:value-type="float">
            <text:p>16.964003908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131]+[.A132]" office:value-type="float" office:value="17.066864978" calcext:value-type="float">
            <text:p>17.066864978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132]+[.A133]" office:value-type="float" office:value="17.169878638" calcext:value-type="float">
            <text:p>17.169878638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33]+[.A134]" office:value-type="float" office:value="17.272861778" calcext:value-type="float">
            <text:p>17.272861778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34]+[.A135]" office:value-type="float" office:value="17.375616028" calcext:value-type="float">
            <text:p>17.375616028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35]+[.A136]" office:value-type="float" office:value="17.478187173" calcext:value-type="float">
            <text:p>17.478187173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136]+[.A137]" office:value-type="float" office:value="17.580880388" calcext:value-type="float">
            <text:p>17.580880388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137]+[.A138]" office:value-type="float" office:value="17.683558344" calcext:value-type="float">
            <text:p>17.683558344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138]+[.A139]" office:value-type="float" office:value="17.785961644" calcext:value-type="float">
            <text:p>17.785961644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139]+[.A140]" office:value-type="float" office:value="17.888181829" calcext:value-type="float">
            <text:p>17.888181829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40]+[.A141]" office:value-type="float" office:value="17.990661419" calcext:value-type="float">
            <text:p>17.990661419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41]+[.A142]" office:value-type="float" office:value="18.093202049" calcext:value-type="float">
            <text:p>18.093202049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142]+[.A143]" office:value-type="float" office:value="18.195574829" calcext:value-type="float">
            <text:p>18.195574829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143]+[.A144]" office:value-type="float" office:value="18.297978129" calcext:value-type="float">
            <text:p>18.297978129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44]+[.A145]" office:value-type="float" office:value="18.400579789" calcext:value-type="float">
            <text:p>18.400579789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145]+[.A146]" office:value-type="float" office:value="18.503410339" calcext:value-type="float">
            <text:p>18.503410339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46]+[.A147]" office:value-type="float" office:value="18.606164589" calcext:value-type="float">
            <text:p>18.606164589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147]+[.A148]" office:value-type="float" office:value="18.708720475" calcext:value-type="float">
            <text:p>18.708720475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148]+[.A149]" office:value-type="float" office:value="18.811276361" calcext:value-type="float">
            <text:p>18.811276361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49]+[.A150]" office:value-type="float" office:value="18.913847506" calcext:value-type="float">
            <text:p>18.913847506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50]+[.A151]" office:value-type="float" office:value="19.016418651" calcext:value-type="float">
            <text:p>19.016418651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151]+[.A152]" office:value-type="float" office:value="19.118944021" calcext:value-type="float">
            <text:p>19.118944021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152]+[.A153]" office:value-type="float" office:value="19.221591461" calcext:value-type="float">
            <text:p>19.221591461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153]+[.A154]" office:value-type="float" office:value="19.324406751" calcext:value-type="float">
            <text:p>19.324406751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154]+[.A155]" office:value-type="float" office:value="19.427161001" calcext:value-type="float">
            <text:p>19.427161001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55]+[.A156]" office:value-type="float" office:value="19.529762661" calcext:value-type="float">
            <text:p>19.529762661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56]+[.A157]" office:value-type="float" office:value="19.632333806" calcext:value-type="float">
            <text:p>19.632333806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157]+[.A158]" office:value-type="float" office:value="19.735057536" calcext:value-type="float">
            <text:p>19.735057536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158]+[.A159]" office:value-type="float" office:value="19.83785757" calcext:value-type="float">
            <text:p>19.83785757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159]+[.A160]" office:value-type="float" office:value="19.94052027" calcext:value-type="float">
            <text:p>19.94052027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160]+[.A161]" office:value-type="float" office:value="20.042847274" calcext:value-type="float">
            <text:p>20.042847274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161]+[.A162]" office:value-type="float" office:value="20.144945389" calcext:value-type="float">
            <text:p>20.144945389</text:p>
          </table:table-cell>
        </table:table-row>
        <table:table-row table:style-name="ro1">
          <table:table-cell office:value-type="float" office:value="0.101976044" calcext:value-type="float">
            <text:p>0.101976044</text:p>
          </table:table-cell>
          <table:table-cell office:value-type="float" office:value="9.806225" calcext:value-type="float">
            <text:p>9.806225</text:p>
          </table:table-cell>
          <table:table-cell table:formula="of:=[.C162]+[.A163]" office:value-type="float" office:value="20.246921433" calcext:value-type="float">
            <text:p>20.246921433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163]+[.A164]" office:value-type="float" office:value="20.348744893" calcext:value-type="float">
            <text:p>20.348744893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164]+[.A165]" office:value-type="float" office:value="20.450415753" calcext:value-type="float">
            <text:p>20.450415753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165]+[.A166]" office:value-type="float" office:value="20.552071353" calcext:value-type="float">
            <text:p>20.552071353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166]+[.A167]" office:value-type="float" office:value="20.653665923" calcext:value-type="float">
            <text:p>20.653665923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167]+[.A168]" office:value-type="float" office:value="20.755092643" calcext:value-type="float">
            <text:p>20.755092643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168]+[.A169]" office:value-type="float" office:value="20.856473587" calcext:value-type="float">
            <text:p>20.856473587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169]+[.A170]" office:value-type="float" office:value="20.957976602" calcext:value-type="float">
            <text:p>20.957976602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170]+[.A171]" office:value-type="float" office:value="21.059418582" calcext:value-type="float">
            <text:p>21.059418582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171]+[.A172]" office:value-type="float" office:value="21.160601152" calcext:value-type="float">
            <text:p>21.160601152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172]+[.A173]" office:value-type="float" office:value="21.261692172" calcext:value-type="float">
            <text:p>21.261692172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173]+[.A174]" office:value-type="float" office:value="21.362859486" calcext:value-type="float">
            <text:p>21.362859486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174]+[.A175]" office:value-type="float" office:value="21.463904726" calcext:value-type="float">
            <text:p>21.463904726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175]+[.A176]" office:value-type="float" office:value="21.564797382" calcext:value-type="float">
            <text:p>21.564797382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176]+[.A177]" office:value-type="float" office:value="21.665918922" calcext:value-type="float">
            <text:p>21.665918922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177]+[.A178]" office:value-type="float" office:value="21.767498232" calcext:value-type="float">
            <text:p>21.767498232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178]+[.A179]" office:value-type="float" office:value="21.869321692" calcext:value-type="float">
            <text:p>21.869321692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179]+[.A180]" office:value-type="float" office:value="21.971206182" calcext:value-type="float">
            <text:p>21.971206182</text:p>
          </table:table-cell>
        </table:table-row>
        <table:table-row table:style-name="ro1">
          <table:table-cell office:value-type="float" office:value="0.10214389" calcext:value-type="float">
            <text:p>0.10214389</text:p>
          </table:table-cell>
          <table:table-cell office:value-type="float" office:value="9.790111" calcext:value-type="float">
            <text:p>9.790111</text:p>
          </table:table-cell>
          <table:table-cell table:formula="of:=[.C180]+[.A181]" office:value-type="float" office:value="22.073350072" calcext:value-type="float">
            <text:p>22.073350072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81]+[.A182]" office:value-type="float" office:value="22.175829662" calcext:value-type="float">
            <text:p>22.175829662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182]+[.A183]" office:value-type="float" office:value="22.278568652" calcext:value-type="float">
            <text:p>22.278568652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183]+[.A184]" office:value-type="float" office:value="22.381658602" calcext:value-type="float">
            <text:p>22.381658602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184]+[.A185]" office:value-type="float" office:value="22.485206322" calcext:value-type="float">
            <text:p>22.485206322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185]+[.A186]" office:value-type="float" office:value="22.589150782" calcext:value-type="float">
            <text:p>22.589150782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186]+[.A187]" office:value-type="float" office:value="22.693263087" calcext:value-type="float">
            <text:p>22.693263087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187]+[.A188]" office:value-type="float" office:value="22.797650057" calcext:value-type="float">
            <text:p>22.797650057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188]+[.A189]" office:value-type="float" office:value="22.902143837" calcext:value-type="float">
            <text:p>22.902143837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189]+[.A190]" office:value-type="float" office:value="23.006835983" calcext:value-type="float">
            <text:p>23.006835983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190]+[.A191]" office:value-type="float" office:value="23.111680723" calcext:value-type="float">
            <text:p>23.111680723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191]+[.A192]" office:value-type="float" office:value="23.216601758" calcext:value-type="float">
            <text:p>23.216601758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192]+[.A193]" office:value-type="float" office:value="23.321782193" calcext:value-type="float">
            <text:p>23.321782193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193]+[.A194]" office:value-type="float" office:value="23.427252553" calcext:value-type="float">
            <text:p>23.427252553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194]+[.A195]" office:value-type="float" office:value="23.532555063" calcext:value-type="float">
            <text:p>23.532555063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195]+[.A196]" office:value-type="float" office:value="23.637811803" calcext:value-type="float">
            <text:p>23.637811803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196]+[.A197]" office:value-type="float" office:value="23.743480523" calcext:value-type="float">
            <text:p>23.743480523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197]+[.A198]" office:value-type="float" office:value="23.849301843" calcext:value-type="float">
            <text:p>23.849301843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198]+[.A199]" office:value-type="float" office:value="23.954711167" calcext:value-type="float">
            <text:p>23.954711167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199]+[.A200]" office:value-type="float" office:value="24.059708497" calcext:value-type="float">
            <text:p>24.059708497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200]+[.A201]" office:value-type="float" office:value="24.165178857" calcext:value-type="float">
            <text:p>24.165178857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201]+[.A202]" office:value-type="float" office:value="24.271198537" calcext:value-type="float">
            <text:p>24.271198537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202]+[.A203]" office:value-type="float" office:value="24.376897777" calcext:value-type="float">
            <text:p>24.37689777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203]+[.A204]" office:value-type="float" office:value="24.481773037" calcext:value-type="float">
            <text:p>24.481773037</text:p>
          </table:table-cell>
        </table:table-row>
        <table:table-row table:style-name="ro1">
          <table:table-cell office:value-type="float" office:value="0.10478371" calcext:value-type="float">
            <text:p>0.10478371</text:p>
          </table:table-cell>
          <table:table-cell office:value-type="float" office:value="9.543468" calcext:value-type="float">
            <text:p>9.543468</text:p>
          </table:table-cell>
          <table:table-cell table:formula="of:=[.C204]+[.A205]" office:value-type="float" office:value="24.586556747" calcext:value-type="float">
            <text:p>24.586556747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205]+[.A206]" office:value-type="float" office:value="24.691493041" calcext:value-type="float">
            <text:p>24.691493041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206]+[.A207]" office:value-type="float" office:value="24.795773201" calcext:value-type="float">
            <text:p>24.795773201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207]+[.A208]" office:value-type="float" office:value="24.898924187" calcext:value-type="float">
            <text:p>24.898924187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208]+[.A209]" office:value-type="float" office:value="25.001724221" calcext:value-type="float">
            <text:p>25.001724221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209]+[.A210]" office:value-type="float" office:value="25.104707361" calcext:value-type="float">
            <text:p>25.104707361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210]+[.A211]" office:value-type="float" office:value="25.207385317" calcext:value-type="float">
            <text:p>25.207385317</text:p>
          </table:table-cell>
        </table:table-row>
        <table:table-row table:style-name="ro1">
          <table:table-cell office:value-type="float" office:value="0.101976044" calcext:value-type="float">
            <text:p>0.101976044</text:p>
          </table:table-cell>
          <table:table-cell office:value-type="float" office:value="9.806225" calcext:value-type="float">
            <text:p>9.806225</text:p>
          </table:table-cell>
          <table:table-cell table:formula="of:=[.C211]+[.A212]" office:value-type="float" office:value="25.309361361" calcext:value-type="float">
            <text:p>25.309361361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212]+[.A213]" office:value-type="float" office:value="25.411291631" calcext:value-type="float">
            <text:p>25.411291631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213]+[.A214]" office:value-type="float" office:value="25.513527075" calcext:value-type="float">
            <text:p>25.513527075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214]+[.A215]" office:value-type="float" office:value="25.615640445" calcext:value-type="float">
            <text:p>25.615640445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15]+[.A216]" office:value-type="float" office:value="25.717219755" calcext:value-type="float">
            <text:p>25.717219755</text:p>
          </table:table-cell>
        </table:table-row>
        <table:table-row table:style-name="ro1">
          <table:table-cell office:value-type="float" office:value="0.1013962" calcext:value-type="float">
            <text:p>0.1013962</text:p>
          </table:table-cell>
          <table:table-cell office:value-type="float" office:value="9.862302" calcext:value-type="float">
            <text:p>9.862302</text:p>
          </table:table-cell>
          <table:table-cell table:formula="of:=[.C216]+[.A217]" office:value-type="float" office:value="25.818615955" calcext:value-type="float">
            <text:p>25.818615955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217]+[.A218]" office:value-type="float" office:value="25.920271555" calcext:value-type="float">
            <text:p>25.920271555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218]+[.A219]" office:value-type="float" office:value="26.022049225" calcext:value-type="float">
            <text:p>26.022049225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219]+[.A220]" office:value-type="float" office:value="26.123689565" calcext:value-type="float">
            <text:p>26.123689565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220]+[.A221]" office:value-type="float" office:value="26.225207835" calcext:value-type="float">
            <text:p>26.225207835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221]+[.A222]" office:value-type="float" office:value="26.326848175" calcext:value-type="float">
            <text:p>26.326848175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222]+[.A223]" office:value-type="float" office:value="26.428671635" calcext:value-type="float">
            <text:p>26.428671635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223]+[.A224]" office:value-type="float" office:value="26.530373015" calcext:value-type="float">
            <text:p>26.530373015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24]+[.A225]" office:value-type="float" office:value="26.631982841" calcext:value-type="float">
            <text:p>26.631982841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225]+[.A226]" office:value-type="float" office:value="26.733470597" calcext:value-type="float">
            <text:p>26.733470597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226]+[.A227]" office:value-type="float" office:value="26.834668427" calcext:value-type="float">
            <text:p>26.83466842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227]+[.A228]" office:value-type="float" office:value="26.935606857" calcext:value-type="float">
            <text:p>26.93560685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228]+[.A229]" office:value-type="float" office:value="27.036545287" calcext:value-type="float">
            <text:p>27.036545287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229]+[.A230]" office:value-type="float" office:value="27.137315867" calcext:value-type="float">
            <text:p>27.137315867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230]+[.A231]" office:value-type="float" office:value="27.237811787" calcext:value-type="float">
            <text:p>27.237811787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31]+[.A232]" office:value-type="float" office:value="27.338261927" calcext:value-type="float">
            <text:p>27.338261927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232]+[.A233]" office:value-type="float" office:value="27.438925693" calcext:value-type="float">
            <text:p>27.438925693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33]+[.A234]" office:value-type="float" office:value="27.539711533" calcext:value-type="float">
            <text:p>27.539711533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34]+[.A235]" office:value-type="float" office:value="27.640619447" calcext:value-type="float">
            <text:p>27.640619447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35]+[.A236]" office:value-type="float" office:value="27.741527361" calcext:value-type="float">
            <text:p>27.741527361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236]+[.A237]" office:value-type="float" office:value="27.842603121" calcext:value-type="float">
            <text:p>27.842603121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237]+[.A238]" office:value-type="float" office:value="27.944029841" calcext:value-type="float">
            <text:p>27.944029841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238]+[.A239]" office:value-type="float" office:value="28.045746481" calcext:value-type="float">
            <text:p>28.045746481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239]+[.A240]" office:value-type="float" office:value="28.147676751" calcext:value-type="float">
            <text:p>28.147676751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240]+[.A241]" office:value-type="float" office:value="28.249866421" calcext:value-type="float">
            <text:p>28.249866421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241]+[.A242]" office:value-type="float" office:value="28.352407051" calcext:value-type="float">
            <text:p>28.352407051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242]+[.A243]" office:value-type="float" office:value="28.455283381" calcext:value-type="float">
            <text:p>28.455283381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43]+[.A244]" office:value-type="float" office:value="28.558251261" calcext:value-type="float">
            <text:p>28.558251261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44]+[.A245]" office:value-type="float" office:value="28.661432761" calcext:value-type="float">
            <text:p>28.661432761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245]+[.A246]" office:value-type="float" office:value="28.764949966" calcext:value-type="float">
            <text:p>28.764949966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246]+[.A247]" office:value-type="float" office:value="28.868650276" calcext:value-type="float">
            <text:p>28.868650276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247]+[.A248]" office:value-type="float" office:value="28.972533696" calcext:value-type="float">
            <text:p>28.972533696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248]+[.A249]" office:value-type="float" office:value="29.076584966" calcext:value-type="float">
            <text:p>29.076584966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249]+[.A250]" office:value-type="float" office:value="29.180971936" calcext:value-type="float">
            <text:p>29.180971936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50]+[.A251]" office:value-type="float" office:value="29.285526756" calcext:value-type="float">
            <text:p>29.285526756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51]+[.A252]" office:value-type="float" office:value="29.389898466" calcext:value-type="float">
            <text:p>29.389898466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252]+[.A253]" office:value-type="float" office:value="29.49423966" calcext:value-type="float">
            <text:p>29.49423966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53]+[.A254]" office:value-type="float" office:value="29.59879448" calcext:value-type="float">
            <text:p>29.59879448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254]+[.A255]" office:value-type="float" office:value="29.70342559" calcext:value-type="float">
            <text:p>29.70342559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255]+[.A256]" office:value-type="float" office:value="29.807995666" calcext:value-type="float">
            <text:p>29.807995666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256]+[.A257]" office:value-type="float" office:value="29.91271833" calcext:value-type="float">
            <text:p>29.91271833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257]+[.A258]" office:value-type="float" office:value="30.01766988" calcext:value-type="float">
            <text:p>30.01766988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258]+[.A259]" office:value-type="float" office:value="30.12262143" calcext:value-type="float">
            <text:p>30.12262143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59]+[.A260]" office:value-type="float" office:value="30.22735936" calcext:value-type="float">
            <text:p>30.22735936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260]+[.A261]" office:value-type="float" office:value="30.33224988" calcext:value-type="float">
            <text:p>30.33224988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261]+[.A262]" office:value-type="float" office:value="30.43738454" calcext:value-type="float">
            <text:p>30.43738454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262]+[.A263]" office:value-type="float" office:value="30.542427646" calcext:value-type="float">
            <text:p>30.542427646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263]+[.A264]" office:value-type="float" office:value="30.647302906" calcext:value-type="float">
            <text:p>30.647302906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264]+[.A265]" office:value-type="float" office:value="30.752346012" calcext:value-type="float">
            <text:p>30.752346012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265]+[.A266]" office:value-type="float" office:value="30.857526447" calcext:value-type="float">
            <text:p>30.857526447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266]+[.A267]" office:value-type="float" office:value="30.962508517" calcext:value-type="float">
            <text:p>30.96250851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67]+[.A268]" office:value-type="float" office:value="31.067276967" calcext:value-type="float">
            <text:p>31.067276967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268]+[.A269]" office:value-type="float" office:value="31.172167487" calcext:value-type="float">
            <text:p>31.172167487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69]+[.A270]" office:value-type="float" office:value="31.276935937" calcext:value-type="float">
            <text:p>31.276935937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270]+[.A271]" office:value-type="float" office:value="31.380697287" calcext:value-type="float">
            <text:p>31.380697287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271]+[.A272]" office:value-type="float" office:value="31.483680427" calcext:value-type="float">
            <text:p>31.483680427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272]+[.A273]" office:value-type="float" office:value="31.586694087" calcext:value-type="float">
            <text:p>31.586694087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73]+[.A274]" office:value-type="float" office:value="31.689875587" calcext:value-type="float">
            <text:p>31.689875587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274]+[.A275]" office:value-type="float" office:value="31.792446732" calcext:value-type="float">
            <text:p>31.792446732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75]+[.A276]" office:value-type="float" office:value="31.894026042" calcext:value-type="float">
            <text:p>31.894026042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76]+[.A277]" office:value-type="float" office:value="31.995406986" calcext:value-type="float">
            <text:p>31.995406986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277]+[.A278]" office:value-type="float" office:value="32.097093106" calcext:value-type="float">
            <text:p>32.097093106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278]+[.A279]" office:value-type="float" office:value="32.198870776" calcext:value-type="float">
            <text:p>32.198870776</text:p>
          </table:table-cell>
        </table:table-row>
        <table:table-row table:style-name="ro1">
          <table:table-cell office:value-type="float" office:value="0.10153353" calcext:value-type="float">
            <text:p>0.10153353</text:p>
          </table:table-cell>
          <table:table-cell office:value-type="float" office:value="9.848963" calcext:value-type="float">
            <text:p>9.848963</text:p>
          </table:table-cell>
          <table:table-cell table:formula="of:=[.C279]+[.A280]" office:value-type="float" office:value="32.300404306" calcext:value-type="float">
            <text:p>32.300404306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80]+[.A281]" office:value-type="float" office:value="32.402014132" calcext:value-type="float">
            <text:p>32.402014132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281]+[.A282]" office:value-type="float" office:value="32.504035952" calcext:value-type="float">
            <text:p>32.504035952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282]+[.A283]" office:value-type="float" office:value="32.606362956" calcext:value-type="float">
            <text:p>32.606362956</text:p>
          </table:table-cell>
        </table:table-row>
        <table:table-row table:style-name="ro1">
          <table:table-cell office:value-type="float" office:value="0.10205234" calcext:value-type="float">
            <text:p>0.10205234</text:p>
          </table:table-cell>
          <table:table-cell office:value-type="float" office:value="9.798893" calcext:value-type="float">
            <text:p>9.798893</text:p>
          </table:table-cell>
          <table:table-cell table:formula="of:=[.C283]+[.A284]" office:value-type="float" office:value="32.708415296" calcext:value-type="float">
            <text:p>32.708415296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284]+[.A285]" office:value-type="float" office:value="32.810086156" calcext:value-type="float">
            <text:p>32.810086156</text:p>
          </table:table-cell>
        </table:table-row>
        <table:table-row table:style-name="ro1">
          <table:table-cell office:value-type="float" office:value="0.10179293" calcext:value-type="float">
            <text:p>0.10179293</text:p>
          </table:table-cell>
          <table:table-cell office:value-type="float" office:value="9.823865" calcext:value-type="float">
            <text:p>9.823865</text:p>
          </table:table-cell>
          <table:table-cell table:formula="of:=[.C285]+[.A286]" office:value-type="float" office:value="32.911879086" calcext:value-type="float">
            <text:p>32.911879086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286]+[.A287]" office:value-type="float" office:value="33.014038236" calcext:value-type="float">
            <text:p>33.014038236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287]+[.A288]" office:value-type="float" office:value="33.11648731" calcext:value-type="float">
            <text:p>33.11648731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288]+[.A289]" office:value-type="float" office:value="33.21901268" calcext:value-type="float">
            <text:p>33.21901268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289]+[.A290]" office:value-type="float" office:value="33.32173641" calcext:value-type="float">
            <text:p>33.32173641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290]+[.A291]" office:value-type="float" office:value="33.42450592" calcext:value-type="float">
            <text:p>33.42450592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291]+[.A292]" office:value-type="float" office:value="33.52715336" calcext:value-type="float">
            <text:p>33.52715336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292]+[.A293]" office:value-type="float" office:value="33.629861834" calcext:value-type="float">
            <text:p>33.629861834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293]+[.A294]" office:value-type="float" office:value="33.732677124" calcext:value-type="float">
            <text:p>33.732677124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294]+[.A295]" office:value-type="float" office:value="33.835553454" calcext:value-type="float">
            <text:p>33.835553454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95]+[.A296]" office:value-type="float" office:value="33.938521334" calcext:value-type="float">
            <text:p>33.938521334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296]+[.A297]" office:value-type="float" office:value="34.041534994" calcext:value-type="float">
            <text:p>34.041534994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297]+[.A298]" office:value-type="float" office:value="34.144624944" calcext:value-type="float">
            <text:p>34.144624944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298]+[.A299]" office:value-type="float" office:value="34.247913264" calcext:value-type="float">
            <text:p>34.247913264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299]+[.A300]" office:value-type="float" office:value="34.351567794" calcext:value-type="float">
            <text:p>34.351567794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00]+[.A301]" office:value-type="float" office:value="34.455558028" calcext:value-type="float">
            <text:p>34.455558028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301]+[.A302]" office:value-type="float" office:value="34.559777144" calcext:value-type="float">
            <text:p>34.559777144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302]+[.A303]" office:value-type="float" office:value="34.664026784" calcext:value-type="float">
            <text:p>34.664026784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303]+[.A304]" office:value-type="float" office:value="34.767986504" calcext:value-type="float">
            <text:p>34.767986504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04]+[.A305]" office:value-type="float" office:value="34.871778374" calcext:value-type="float">
            <text:p>34.871778374</text:p>
          </table:table-cell>
        </table:table-row>
        <table:table-row table:style-name="ro1">
          <table:table-cell office:value-type="float" office:value="0.103974976" calcext:value-type="float">
            <text:p>0.103974976</text:p>
          </table:table-cell>
          <table:table-cell office:value-type="float" office:value="9.617699" calcext:value-type="float">
            <text:p>9.617699</text:p>
          </table:table-cell>
          <table:table-cell table:formula="of:=[.C305]+[.A306]" office:value-type="float" office:value="34.97575335" calcext:value-type="float">
            <text:p>34.97575335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306]+[.A307]" office:value-type="float" office:value="35.079621514" calcext:value-type="float">
            <text:p>35.079621514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07]+[.A308]" office:value-type="float" office:value="35.183108204" calcext:value-type="float">
            <text:p>35.183108204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08]+[.A309]" office:value-type="float" office:value="35.286594894" calcext:value-type="float">
            <text:p>35.286594894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309]+[.A310]" office:value-type="float" office:value="35.390402024" calcext:value-type="float">
            <text:p>35.390402024</text:p>
          </table:table-cell>
        </table:table-row>
        <table:table-row table:style-name="ro1">
          <table:table-cell office:value-type="float" office:value="0.10374609" calcext:value-type="float">
            <text:p>0.10374609</text:p>
          </table:table-cell>
          <table:table-cell office:value-type="float" office:value="9.638918" calcext:value-type="float">
            <text:p>9.638918</text:p>
          </table:table-cell>
          <table:table-cell table:formula="of:=[.C310]+[.A311]" office:value-type="float" office:value="35.494148114" calcext:value-type="float">
            <text:p>35.494148114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311]+[.A312]" office:value-type="float" office:value="35.597222804" calcext:value-type="float">
            <text:p>35.597222804</text:p>
          </table:table-cell>
        </table:table-row>
        <table:table-row table:style-name="ro1">
          <table:table-cell office:value-type="float" office:value="0.10301366" calcext:value-type="float">
            <text:p>0.10301366</text:p>
          </table:table-cell>
          <table:table-cell office:value-type="float" office:value="9.707451" calcext:value-type="float">
            <text:p>9.707451</text:p>
          </table:table-cell>
          <table:table-cell table:formula="of:=[.C312]+[.A313]" office:value-type="float" office:value="35.700236464" calcext:value-type="float">
            <text:p>35.700236464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313]+[.A314]" office:value-type="float" office:value="35.803616339" calcext:value-type="float">
            <text:p>35.803616339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14]+[.A315]" office:value-type="float" office:value="35.907041989" calcext:value-type="float">
            <text:p>35.907041989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315]+[.A316]" office:value-type="float" office:value="36.009704689" calcext:value-type="float">
            <text:p>36.009704689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316]+[.A317]" office:value-type="float" office:value="36.112107989" calcext:value-type="float">
            <text:p>36.112107989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317]+[.A318]" office:value-type="float" office:value="36.214908023" calcext:value-type="float">
            <text:p>36.214908023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18]+[.A319]" office:value-type="float" office:value="36.317830127" calcext:value-type="float">
            <text:p>36.317830127</text:p>
          </table:table-cell>
        </table:table-row>
        <table:table-row table:style-name="ro1">
          <table:table-cell office:value-type="float" office:value="0.10235752" calcext:value-type="float">
            <text:p>0.10235752</text:p>
          </table:table-cell>
          <table:table-cell office:value-type="float" office:value="9.769677" calcext:value-type="float">
            <text:p>9.769677</text:p>
          </table:table-cell>
          <table:table-cell table:formula="of:=[.C319]+[.A320]" office:value-type="float" office:value="36.420187647" calcext:value-type="float">
            <text:p>36.420187647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320]+[.A321]" office:value-type="float" office:value="36.522178947" calcext:value-type="float">
            <text:p>36.522178947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321]+[.A322]" office:value-type="float" office:value="36.624429647" calcext:value-type="float">
            <text:p>36.624429647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322]+[.A323]" office:value-type="float" office:value="36.727168637" calcext:value-type="float">
            <text:p>36.727168637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323]+[.A324]" office:value-type="float" office:value="36.829465127" calcext:value-type="float">
            <text:p>36.829465127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24]+[.A325]" office:value-type="float" office:value="36.930464597" calcext:value-type="float">
            <text:p>36.930464597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325]+[.A326]" office:value-type="float" office:value="37.031311477" calcext:value-type="float">
            <text:p>37.031311477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326]+[.A327]" office:value-type="float" office:value="37.132570347" calcext:value-type="float">
            <text:p>37.132570347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327]+[.A328]" office:value-type="float" office:value="37.234088617" calcext:value-type="float">
            <text:p>37.234088617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28]+[.A329]" office:value-type="float" office:value="37.335088087" calcext:value-type="float">
            <text:p>37.335088087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329]+[.A330]" office:value-type="float" office:value="37.435370377" calcext:value-type="float">
            <text:p>37.435370377</text:p>
          </table:table-cell>
        </table:table-row>
        <table:table-row table:style-name="ro1">
          <table:table-cell office:value-type="float" office:value="0.10040437" calcext:value-type="float">
            <text:p>0.10040437</text:p>
          </table:table-cell>
          <table:table-cell office:value-type="float" office:value="9.959726" calcext:value-type="float">
            <text:p>9.959726</text:p>
          </table:table-cell>
          <table:table-cell table:formula="of:=[.C330]+[.A331]" office:value-type="float" office:value="37.535774747" calcext:value-type="float">
            <text:p>37.535774747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331]+[.A332]" office:value-type="float" office:value="37.636270667" calcext:value-type="float">
            <text:p>37.636270667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332]+[.A333]" office:value-type="float" office:value="37.736034147" calcext:value-type="float">
            <text:p>37.736034147</text:p>
          </table:table-cell>
        </table:table-row>
        <table:table-row table:style-name="ro1">
          <table:table-cell office:value-type="float" office:value="0.09907683" calcext:value-type="float">
            <text:p>0.09907683</text:p>
          </table:table-cell>
          <table:table-cell office:value-type="float" office:value="10.093178" calcext:value-type="float">
            <text:p>10.093178</text:p>
          </table:table-cell>
          <table:table-cell table:formula="of:=[.C333]+[.A334]" office:value-type="float" office:value="37.835110977" calcext:value-type="float">
            <text:p>37.835110977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334]+[.A335]" office:value-type="float" office:value="37.934340397" calcext:value-type="float">
            <text:p>37.934340397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335]+[.A336]" office:value-type="float" office:value="38.034088621" calcext:value-type="float">
            <text:p>38.034088621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336]+[.A337]" office:value-type="float" office:value="38.133775811" calcext:value-type="float">
            <text:p>38.133775811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337]+[.A338]" office:value-type="float" office:value="38.232944191" calcext:value-type="float">
            <text:p>38.232944191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38]+[.A339]" office:value-type="float" office:value="38.332219385" calcext:value-type="float">
            <text:p>38.332219385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339]+[.A340]" office:value-type="float" office:value="38.431860795" calcext:value-type="float">
            <text:p>38.431860795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340]+[.A341]" office:value-type="float" office:value="38.53147169" calcext:value-type="float">
            <text:p>38.53147169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341]+[.A342]" office:value-type="float" office:value="38.63109784" calcext:value-type="float">
            <text:p>38.63109784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342]+[.A343]" office:value-type="float" office:value="38.73089184" calcext:value-type="float">
            <text:p>38.73089184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343]+[.A344]" office:value-type="float" office:value="38.831097835" calcext:value-type="float">
            <text:p>38.831097835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344]+[.A345]" office:value-type="float" office:value="38.93177686" calcext:value-type="float">
            <text:p>38.93177686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345]+[.A346]" office:value-type="float" office:value="39.03288314" calcext:value-type="float">
            <text:p>39.03288314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346]+[.A347]" office:value-type="float" office:value="39.134370896" calcext:value-type="float">
            <text:p>39.134370896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347]+[.A348]" office:value-type="float" office:value="39.236362196" calcext:value-type="float">
            <text:p>39.236362196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348]+[.A349]" office:value-type="float" office:value="39.338918082" calcext:value-type="float">
            <text:p>39.338918082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349]+[.A350]" office:value-type="float" office:value="39.441672332" calcext:value-type="float">
            <text:p>39.441672332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50]+[.A351]" office:value-type="float" office:value="39.544594436" calcext:value-type="float">
            <text:p>39.544594436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351]+[.A352]" office:value-type="float" office:value="39.647730166" calcext:value-type="float">
            <text:p>39.647730166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352]+[.A353]" office:value-type="float" office:value="39.751094786" calcext:value-type="float">
            <text:p>39.751094786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353]+[.A354]" office:value-type="float" office:value="39.854734061" calcext:value-type="float">
            <text:p>39.854734061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354]+[.A355]" office:value-type="float" office:value="39.958525931" calcext:value-type="float">
            <text:p>39.958525931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55]+[.A356]" office:value-type="float" office:value="40.062516165" calcext:value-type="float">
            <text:p>40.062516165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356]+[.A357]" office:value-type="float" office:value="40.166597955" calcext:value-type="float">
            <text:p>40.166597955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357]+[.A358]" office:value-type="float" office:value="40.270725515" calcext:value-type="float">
            <text:p>40.270725515</text:p>
          </table:table-cell>
        </table:table-row>
        <table:table-row table:style-name="ro1">
          <table:table-cell office:value-type="float" office:value="0.104234375" calcext:value-type="float">
            <text:p>0.104234375</text:p>
          </table:table-cell>
          <table:table-cell office:value-type="float" office:value="9.593763" calcext:value-type="float">
            <text:p>9.593763</text:p>
          </table:table-cell>
          <table:table-cell table:formula="of:=[.C358]+[.A359]" office:value-type="float" office:value="40.37495989" calcext:value-type="float">
            <text:p>40.37495989</text:p>
          </table:table-cell>
        </table:table-row>
        <table:table-row table:style-name="ro1">
          <table:table-cell office:value-type="float" office:value="0.1041886" calcext:value-type="float">
            <text:p>0.1041886</text:p>
          </table:table-cell>
          <table:table-cell office:value-type="float" office:value="9.597979" calcext:value-type="float">
            <text:p>9.597979</text:p>
          </table:table-cell>
          <table:table-cell table:formula="of:=[.C359]+[.A360]" office:value-type="float" office:value="40.47914849" calcext:value-type="float">
            <text:p>40.47914849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360]+[.A361]" office:value-type="float" office:value="40.58327605" calcext:value-type="float">
            <text:p>40.58327605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361]+[.A362]" office:value-type="float" office:value="40.68715947" calcext:value-type="float">
            <text:p>40.68715947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362]+[.A363]" office:value-type="float" office:value="40.79064616" calcext:value-type="float">
            <text:p>40.79064616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363]+[.A364]" office:value-type="float" office:value="40.89375137" calcext:value-type="float">
            <text:p>40.89375137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364]+[.A365]" office:value-type="float" office:value="40.99658192" calcext:value-type="float">
            <text:p>40.99658192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365]+[.A366]" office:value-type="float" office:value="41.09910729" calcext:value-type="float">
            <text:p>41.09910729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366]+[.A367]" office:value-type="float" office:value="41.20093075" calcext:value-type="float">
            <text:p>41.20093075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367]+[.A368]" office:value-type="float" office:value="41.30225066" calcext:value-type="float">
            <text:p>41.30225066</text:p>
          </table:table-cell>
        </table:table-row>
        <table:table-row table:style-name="ro1">
          <table:table-cell office:value-type="float" office:value="0.10142672" calcext:value-type="float">
            <text:p>0.10142672</text:p>
          </table:table-cell>
          <table:table-cell office:value-type="float" office:value="9.859335" calcext:value-type="float">
            <text:p>9.859335</text:p>
          </table:table-cell>
          <table:table-cell table:formula="of:=[.C368]+[.A369]" office:value-type="float" office:value="41.40367738" calcext:value-type="float">
            <text:p>41.40367738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369]+[.A370]" office:value-type="float" office:value="41.50527195" calcext:value-type="float">
            <text:p>41.50527195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370]+[.A371]" office:value-type="float" office:value="41.60646978" calcext:value-type="float">
            <text:p>41.60646978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371]+[.A372]" office:value-type="float" office:value="41.70720984" calcext:value-type="float">
            <text:p>41.70720984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372]+[.A373]" office:value-type="float" office:value="41.80820931" calcext:value-type="float">
            <text:p>41.80820931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373]+[.A374]" office:value-type="float" office:value="41.90955974" calcext:value-type="float">
            <text:p>41.90955974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374]+[.A375]" office:value-type="float" office:value="42.010452396" calcext:value-type="float">
            <text:p>42.010452396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375]+[.A376]" office:value-type="float" office:value="42.110078546" calcext:value-type="float">
            <text:p>42.110078546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376]+[.A377]" office:value-type="float" office:value="42.209506336" calcext:value-type="float">
            <text:p>42.209506336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377]+[.A378]" office:value-type="float" office:value="42.309346116" calcext:value-type="float">
            <text:p>42.309346116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378]+[.A379]" office:value-type="float" office:value="42.409246936" calcext:value-type="float">
            <text:p>42.409246936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79]+[.A380]" office:value-type="float" office:value="42.50852213" calcext:value-type="float">
            <text:p>42.50852213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380]+[.A381]" office:value-type="float" office:value="42.607415854" calcext:value-type="float">
            <text:p>42.607415854</text:p>
          </table:table-cell>
        </table:table-row>
        <table:table-row table:style-name="ro1">
          <table:table-cell office:value-type="float" office:value="0.09918364" calcext:value-type="float">
            <text:p>0.09918364</text:p>
          </table:table-cell>
          <table:table-cell office:value-type="float" office:value="10.082308" calcext:value-type="float">
            <text:p>10.082308</text:p>
          </table:table-cell>
          <table:table-cell table:formula="of:=[.C381]+[.A382]" office:value-type="float" office:value="42.706599494" calcext:value-type="float">
            <text:p>42.706599494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382]+[.A383]" office:value-type="float" office:value="42.806408754" calcext:value-type="float">
            <text:p>42.806408754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383]+[.A384]" office:value-type="float" office:value="42.906660524" calcext:value-type="float">
            <text:p>42.906660524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84]+[.A385]" office:value-type="float" office:value="43.007141184" calcext:value-type="float">
            <text:p>43.007141184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385]+[.A386]" office:value-type="float" office:value="43.107911764" calcext:value-type="float">
            <text:p>43.107911764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386]+[.A387]" office:value-type="float" office:value="43.209231674" calcext:value-type="float">
            <text:p>43.209231674</text:p>
          </table:table-cell>
        </table:table-row>
        <table:table-row table:style-name="ro1">
          <table:table-cell office:value-type="float" office:value="0.10194553" calcext:value-type="float">
            <text:p>0.10194553</text:p>
          </table:table-cell>
          <table:table-cell office:value-type="float" office:value="9.80916" calcext:value-type="float">
            <text:p>9.80916</text:p>
          </table:table-cell>
          <table:table-cell table:formula="of:=[.C387]+[.A388]" office:value-type="float" office:value="43.311177204" calcext:value-type="float">
            <text:p>43.311177204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388]+[.A389]" office:value-type="float" office:value="43.413641534" calcext:value-type="float">
            <text:p>43.413641534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89]+[.A390]" office:value-type="float" office:value="43.516563638" calcext:value-type="float">
            <text:p>43.516563638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390]+[.A391]" office:value-type="float" office:value="43.619729883" calcext:value-type="float">
            <text:p>43.619729883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391]+[.A392]" office:value-type="float" office:value="43.723033463" calcext:value-type="float">
            <text:p>43.723033463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392]+[.A393]" office:value-type="float" office:value="43.826596443" calcext:value-type="float">
            <text:p>43.826596443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393]+[.A394]" office:value-type="float" office:value="43.930403573" calcext:value-type="float">
            <text:p>43.930403573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394]+[.A395]" office:value-type="float" office:value="44.034256478" calcext:value-type="float">
            <text:p>44.034256478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95]+[.A396]" office:value-type="float" office:value="44.138033088" calcext:value-type="float">
            <text:p>44.138033088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396]+[.A397]" office:value-type="float" office:value="44.241931768" calcext:value-type="float">
            <text:p>44.241931768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397]+[.A398]" office:value-type="float" office:value="44.346013558" calcext:value-type="float">
            <text:p>44.346013558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398]+[.A399]" office:value-type="float" office:value="44.449942758" calcext:value-type="float">
            <text:p>44.449942758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399]+[.A400]" office:value-type="float" office:value="44.553795663" calcext:value-type="float">
            <text:p>44.553795663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400]+[.A401]" office:value-type="float" office:value="44.657846933" calcext:value-type="float">
            <text:p>44.657846933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401]+[.A402]" office:value-type="float" office:value="44.761852423" calcext:value-type="float">
            <text:p>44.761852423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402]+[.A403]" office:value-type="float" office:value="44.865461183" calcext:value-type="float">
            <text:p>44.865461183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403]+[.A404]" office:value-type="float" office:value="44.968947873" calcext:value-type="float">
            <text:p>44.968947873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404]+[.A405]" office:value-type="float" office:value="45.072495593" calcext:value-type="float">
            <text:p>45.072495593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405]+[.A406]" office:value-type="float" office:value="45.175783913" calcext:value-type="float">
            <text:p>45.175783913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406]+[.A407]" office:value-type="float" office:value="45.278370313" calcext:value-type="float">
            <text:p>45.278370313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407]+[.A408]" office:value-type="float" office:value="45.380987233" calcext:value-type="float">
            <text:p>45.380987233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408]+[.A409]" office:value-type="float" office:value="45.483894079" calcext:value-type="float">
            <text:p>45.483894079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409]+[.A410]" office:value-type="float" office:value="45.586312639" calcext:value-type="float">
            <text:p>45.586312639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410]+[.A411]" office:value-type="float" office:value="45.687663069" calcext:value-type="float">
            <text:p>45.687663069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411]+[.A412]" office:value-type="float" office:value="45.789013499" calcext:value-type="float">
            <text:p>45.789013499</text:p>
          </table:table-cell>
        </table:table-row>
        <table:table-row table:style-name="ro1">
          <table:table-cell office:value-type="float" office:value="0.101853974" calcext:value-type="float">
            <text:p>0.101853974</text:p>
          </table:table-cell>
          <table:table-cell office:value-type="float" office:value="9.817977" calcext:value-type="float">
            <text:p>9.817977</text:p>
          </table:table-cell>
          <table:table-cell table:formula="of:=[.C412]+[.A413]" office:value-type="float" office:value="45.890867473" calcext:value-type="float">
            <text:p>45.890867473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413]+[.A414]" office:value-type="float" office:value="45.992996103" calcext:value-type="float">
            <text:p>45.992996103</text:p>
          </table:table-cell>
        </table:table-row>
        <table:table-row table:style-name="ro1">
          <table:table-cell office:value-type="float" office:value="0.1018082" calcext:value-type="float">
            <text:p>0.1018082</text:p>
          </table:table-cell>
          <table:table-cell office:value-type="float" office:value="9.8223915" calcext:value-type="float">
            <text:p>9.8223915</text:p>
          </table:table-cell>
          <table:table-cell table:formula="of:=[.C414]+[.A415]" office:value-type="float" office:value="46.094804303" calcext:value-type="float">
            <text:p>46.094804303</text:p>
          </table:table-cell>
        </table:table-row>
        <table:table-row table:style-name="ro1">
          <table:table-cell office:value-type="float" office:value="0.101625085" calcext:value-type="float">
            <text:p>0.101625085</text:p>
          </table:table-cell>
          <table:table-cell office:value-type="float" office:value="9.84009" calcext:value-type="float">
            <text:p>9.84009</text:p>
          </table:table-cell>
          <table:table-cell table:formula="of:=[.C415]+[.A416]" office:value-type="float" office:value="46.196429388" calcext:value-type="float">
            <text:p>46.196429388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16]+[.A417]" office:value-type="float" office:value="46.298298618" calcext:value-type="float">
            <text:p>46.298298618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17]+[.A418]" office:value-type="float" office:value="46.400167848" calcext:value-type="float">
            <text:p>46.400167848</text:p>
          </table:table-cell>
        </table:table-row>
        <table:table-row table:style-name="ro1">
          <table:table-cell office:value-type="float" office:value="0.101289384" calcext:value-type="float">
            <text:p>0.101289384</text:p>
          </table:table-cell>
          <table:table-cell office:value-type="float" office:value="9.872704" calcext:value-type="float">
            <text:p>9.872704</text:p>
          </table:table-cell>
          <table:table-cell table:formula="of:=[.C418]+[.A419]" office:value-type="float" office:value="46.501457232" calcext:value-type="float">
            <text:p>46.501457232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419]+[.A420]" office:value-type="float" office:value="46.602410922" calcext:value-type="float">
            <text:p>46.602410922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420]+[.A421]" office:value-type="float" office:value="46.703593492" calcext:value-type="float">
            <text:p>46.703593492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21]+[.A422]" office:value-type="float" office:value="46.804928662" calcext:value-type="float">
            <text:p>46.804928662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422]+[.A423]" office:value-type="float" office:value="46.905592428" calcext:value-type="float">
            <text:p>46.905592428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423]+[.A424]" office:value-type="float" office:value="47.005462728" calcext:value-type="float">
            <text:p>47.005462728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424]+[.A425]" office:value-type="float" office:value="47.105500878" calcext:value-type="float">
            <text:p>47.105500878</text:p>
          </table:table-cell>
        </table:table-row>
        <table:table-row table:style-name="ro1">
          <table:table-cell office:value-type="float" office:value="0.10052644" calcext:value-type="float">
            <text:p>0.10052644</text:p>
          </table:table-cell>
          <table:table-cell office:value-type="float" office:value="9.947633" calcext:value-type="float">
            <text:p>9.947633</text:p>
          </table:table-cell>
          <table:table-cell table:formula="of:=[.C425]+[.A426]" office:value-type="float" office:value="47.206027318" calcext:value-type="float">
            <text:p>47.206027318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426]+[.A427]" office:value-type="float" office:value="47.306324868" calcext:value-type="float">
            <text:p>47.306324868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427]+[.A428]" office:value-type="float" office:value="47.405889988" calcext:value-type="float">
            <text:p>47.405889988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28]+[.A429]" office:value-type="float" office:value="47.505317778" calcext:value-type="float">
            <text:p>47.505317778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429]+[.A430]" office:value-type="float" office:value="47.604928673" calcext:value-type="float">
            <text:p>47.604928673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430]+[.A431]" office:value-type="float" office:value="47.704524309" calcext:value-type="float">
            <text:p>47.704524309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31]+[.A432]" office:value-type="float" office:value="47.803952099" calcext:value-type="float">
            <text:p>47.803952099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432]+[.A433]" office:value-type="float" office:value="47.903318853" calcext:value-type="float">
            <text:p>47.903318853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433]+[.A434]" office:value-type="float" office:value="48.002853453" calcext:value-type="float">
            <text:p>48.002853453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434]+[.A435]" office:value-type="float" office:value="48.102464348" calcext:value-type="float">
            <text:p>48.102464348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435]+[.A436]" office:value-type="float" office:value="48.201892138" calcext:value-type="float">
            <text:p>48.201892138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436]+[.A437]" office:value-type="float" office:value="48.300999488" calcext:value-type="float">
            <text:p>48.300999488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437]+[.A438]" office:value-type="float" office:value="48.400106838" calcext:value-type="float">
            <text:p>48.400106838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38]+[.A439]" office:value-type="float" office:value="48.499320998" calcext:value-type="float">
            <text:p>48.499320998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39]+[.A440]" office:value-type="float" office:value="48.598535158" calcext:value-type="float">
            <text:p>48.598535158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440]+[.A441]" office:value-type="float" office:value="48.697749318" calcext:value-type="float">
            <text:p>48.697749318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441]+[.A442]" office:value-type="float" office:value="48.797146588" calcext:value-type="float">
            <text:p>48.797146588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442]+[.A443]" office:value-type="float" office:value="48.896726968" calcext:value-type="float">
            <text:p>48.896726968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443]+[.A444]" office:value-type="float" office:value="48.996688823" calcext:value-type="float">
            <text:p>48.996688823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444]+[.A445]" office:value-type="float" office:value="49.096925333" calcext:value-type="float">
            <text:p>49.096925333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445]+[.A446]" office:value-type="float" office:value="49.197543323" calcext:value-type="float">
            <text:p>49.197543323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446]+[.A447]" office:value-type="float" office:value="49.298359677" calcext:value-type="float">
            <text:p>49.298359677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447]+[.A448]" office:value-type="float" office:value="49.399389662" calcext:value-type="float">
            <text:p>49.399389662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48]+[.A449]" office:value-type="float" office:value="49.500724832" calcext:value-type="float">
            <text:p>49.500724832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449]+[.A450]" office:value-type="float" office:value="49.602655102" calcext:value-type="float">
            <text:p>49.602655102</text:p>
          </table:table-cell>
        </table:table-row>
        <table:table-row table:style-name="ro1">
          <table:table-cell office:value-type="float" office:value="0.10235752" calcext:value-type="float">
            <text:p>0.10235752</text:p>
          </table:table-cell>
          <table:table-cell office:value-type="float" office:value="9.769677" calcext:value-type="float">
            <text:p>9.769677</text:p>
          </table:table-cell>
          <table:table-cell table:formula="of:=[.C450]+[.A451]" office:value-type="float" office:value="49.705012622" calcext:value-type="float">
            <text:p>49.705012622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451]+[.A452]" office:value-type="float" office:value="49.807934726" calcext:value-type="float">
            <text:p>49.807934726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52]+[.A453]" office:value-type="float" office:value="49.911085712" calcext:value-type="float">
            <text:p>49.911085712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453]+[.A454]" office:value-type="float" office:value="50.014175662" calcext:value-type="float">
            <text:p>50.014175662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454]+[.A455]" office:value-type="float" office:value="50.117265612" calcext:value-type="float">
            <text:p>50.117265612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455]+[.A456]" office:value-type="float" office:value="50.220294528" calcext:value-type="float">
            <text:p>50.220294528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456]+[.A457]" office:value-type="float" office:value="50.322987743" calcext:value-type="float">
            <text:p>50.322987743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457]+[.A458]" office:value-type="float" office:value="50.425284233" calcext:value-type="float">
            <text:p>50.425284233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458]+[.A459]" office:value-type="float" office:value="50.527718049" calcext:value-type="float">
            <text:p>50.527718049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459]+[.A460]" office:value-type="float" office:value="50.630426523" calcext:value-type="float">
            <text:p>50.630426523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460]+[.A461]" office:value-type="float" office:value="50.732631453" calcext:value-type="float">
            <text:p>50.732631453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461]+[.A462]" office:value-type="float" office:value="50.833859803" calcext:value-type="float">
            <text:p>50.833859803</text:p>
          </table:table-cell>
        </table:table-row>
        <table:table-row table:style-name="ro1">
          <table:table-cell office:value-type="float" office:value="0.101274125" calcext:value-type="float">
            <text:p>0.101274125</text:p>
          </table:table-cell>
          <table:table-cell office:value-type="float" office:value="9.87419" calcext:value-type="float">
            <text:p>9.87419</text:p>
          </table:table-cell>
          <table:table-cell table:formula="of:=[.C462]+[.A463]" office:value-type="float" office:value="50.935133928" calcext:value-type="float">
            <text:p>50.935133928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463]+[.A464]" office:value-type="float" office:value="51.036881083" calcext:value-type="float">
            <text:p>51.036881083</text:p>
          </table:table-cell>
        </table:table-row>
        <table:table-row table:style-name="ro1">
          <table:table-cell office:value-type="float" office:value="0.102082856" calcext:value-type="float">
            <text:p>0.102082856</text:p>
          </table:table-cell>
          <table:table-cell office:value-type="float" office:value="9.795964" calcext:value-type="float">
            <text:p>9.795964</text:p>
          </table:table-cell>
          <table:table-cell table:formula="of:=[.C464]+[.A465]" office:value-type="float" office:value="51.138963939" calcext:value-type="float">
            <text:p>51.138963939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465]+[.A466]" office:value-type="float" office:value="51.240650059" calcext:value-type="float">
            <text:p>51.240650059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466]+[.A467]" office:value-type="float" office:value="51.341985229" calcext:value-type="float">
            <text:p>51.341985229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467]+[.A468]" office:value-type="float" office:value="51.443701869" calcext:value-type="float">
            <text:p>51.443701869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468]+[.A469]" office:value-type="float" office:value="51.546181459" calcext:value-type="float">
            <text:p>51.546181459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469]+[.A470]" office:value-type="float" office:value="51.648874674" calcext:value-type="float">
            <text:p>51.648874674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470]+[.A471]" office:value-type="float" office:value="51.750988044" calcext:value-type="float">
            <text:p>51.750988044</text:p>
          </table:table-cell>
        </table:table-row>
        <table:table-row table:style-name="ro1">
          <table:table-cell office:value-type="float" office:value="0.10189975" calcext:value-type="float">
            <text:p>0.10189975</text:p>
          </table:table-cell>
          <table:table-cell office:value-type="float" office:value="9.813566" calcext:value-type="float">
            <text:p>9.813566</text:p>
          </table:table-cell>
          <table:table-cell table:formula="of:=[.C471]+[.A472]" office:value-type="float" office:value="51.852887794" calcext:value-type="float">
            <text:p>51.852887794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472]+[.A473]" office:value-type="float" office:value="51.955352124" calcext:value-type="float">
            <text:p>51.955352124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473]+[.A474]" office:value-type="float" office:value="52.058411554" calcext:value-type="float">
            <text:p>52.058411554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74]+[.A475]" office:value-type="float" office:value="52.161303144" calcext:value-type="float">
            <text:p>52.161303144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475]+[.A476]" office:value-type="float" office:value="52.263462294" calcext:value-type="float">
            <text:p>52.263462294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476]+[.A477]" office:value-type="float" office:value="52.365651964" calcext:value-type="float">
            <text:p>52.365651964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477]+[.A478]" office:value-type="float" office:value="52.468406214" calcext:value-type="float">
            <text:p>52.468406214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78]+[.A479]" office:value-type="float" office:value="52.571602974" calcext:value-type="float">
            <text:p>52.571602974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79]+[.A480]" office:value-type="float" office:value="52.674494564" calcext:value-type="float">
            <text:p>52.674494564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480]+[.A481]" office:value-type="float" office:value="52.776958894" calcext:value-type="float">
            <text:p>52.776958894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481]+[.A482]" office:value-type="float" office:value="52.879758928" calcext:value-type="float">
            <text:p>52.879758928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482]+[.A483]" office:value-type="float" office:value="52.983169318" calcext:value-type="float">
            <text:p>52.983169318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483]+[.A484]" office:value-type="float" office:value="53.086732298" calcext:value-type="float">
            <text:p>53.086732298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484]+[.A485]" office:value-type="float" office:value="53.189654402" calcext:value-type="float">
            <text:p>53.189654402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485]+[.A486]" office:value-type="float" office:value="53.292530732" calcext:value-type="float">
            <text:p>53.292530732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486]+[.A487]" office:value-type="float" office:value="53.395910607" calcext:value-type="float">
            <text:p>53.395910607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487]+[.A488]" office:value-type="float" office:value="53.499488847" calcext:value-type="float">
            <text:p>53.499488847</text:p>
          </table:table-cell>
        </table:table-row>
        <table:table-row table:style-name="ro1">
          <table:table-cell office:value-type="float" office:value="0.10312047" calcext:value-type="float">
            <text:p>0.10312047</text:p>
          </table:table-cell>
          <table:table-cell office:value-type="float" office:value="9.697396" calcext:value-type="float">
            <text:p>9.697396</text:p>
          </table:table-cell>
          <table:table-cell table:formula="of:=[.C488]+[.A489]" office:value-type="float" office:value="53.602609317" calcext:value-type="float">
            <text:p>53.602609317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489]+[.A490]" office:value-type="float" office:value="53.705333047" calcext:value-type="float">
            <text:p>53.705333047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490]+[.A491]" office:value-type="float" office:value="53.808224637" calcext:value-type="float">
            <text:p>53.808224637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491]+[.A492]" office:value-type="float" office:value="53.911421397" calcext:value-type="float">
            <text:p>53.911421397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492]+[.A493]" office:value-type="float" office:value="54.014465572" calcext:value-type="float">
            <text:p>54.014465572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493]+[.A494]" office:value-type="float" office:value="54.117311382" calcext:value-type="float">
            <text:p>54.117311382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494]+[.A495]" office:value-type="float" office:value="54.220050372" calcext:value-type="float">
            <text:p>54.220050372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495]+[.A496]" office:value-type="float" office:value="54.322774102" calcext:value-type="float">
            <text:p>54.322774102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496]+[.A497]" office:value-type="float" office:value="54.425543612" calcext:value-type="float">
            <text:p>54.425543612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497]+[.A498]" office:value-type="float" office:value="54.528450458" calcext:value-type="float">
            <text:p>54.528450458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498]+[.A499]" office:value-type="float" office:value="54.631509888" calcext:value-type="float">
            <text:p>54.631509888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499]+[.A500]" office:value-type="float" office:value="54.734691388" calcext:value-type="float">
            <text:p>54.734691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55:57.654676853</dc:date>
    <meta:editing-duration>PT2M1S</meta:editing-duration>
    <meta:editing-cycles>1</meta:editing-cycles>
    <meta:document-statistic meta:table-count="1" meta:cell-count="15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3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300" chart:class="chart:scatter">
            <chart:domain table:cell-range-address="data.C1:data.C300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67818">
                <text:p>1.7367818</text:p>
                <draw:g>
                  <svg:desc>data.C1:data.C300</svg:desc>
                </draw:g>
              </table:table-cell>
              <table:table-cell office:value-type="float" office:value="0.5757776">
                <text:p>0.5757776</text:p>
                <draw:g>
                  <svg:desc>data.B1:data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96192">
                <text:p>3.1696192</text:p>
              </table:table-cell>
              <table:table-cell office:value-type="float" office:value="0.6979159">
                <text:p>0.6979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6784153">
                <text:p>3.46784153</text:p>
              </table:table-cell>
              <table:table-cell office:value-type="float" office:value="3.3532028">
                <text:p>3.3532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129541">
                <text:p>3.66129541</text:p>
              </table:table-cell>
              <table:table-cell office:value-type="float" office:value="5.169191">
                <text:p>5.169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0805668">
                <text:p>3.80805668</text:p>
              </table:table-cell>
              <table:table-cell office:value-type="float" office:value="6.813787">
                <text:p>6.813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3150217">
                <text:p>3.93150217</text:p>
              </table:table-cell>
              <table:table-cell office:value-type="float" office:value="8.100741">
                <text:p>8.100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4365598">
                <text:p>4.04365598</text:p>
              </table:table-cell>
              <table:table-cell office:value-type="float" office:value="8.9163265">
                <text:p>8.9163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4972144">
                <text:p>4.14972144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328442">
                <text:p>4.25328442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58083385">
                <text:p>4.358083385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64133585">
                <text:p>4.464133585</text:p>
              </table:table-cell>
              <table:table-cell office:value-type="float" office:value="9.429497">
                <text:p>9.429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71373995">
                <text:p>4.571373995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79865639">
                <text:p>4.679865639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89654299">
                <text:p>4.789654299</text:p>
              </table:table-cell>
              <table:table-cell office:value-type="float" office:value="9.108408">
                <text:p>9.108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0633163">
                <text:p>4.900633163</text:p>
              </table:table-cell>
              <table:table-cell office:value-type="float" office:value="9.010725">
                <text:p>9.01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12512313">
                <text:p>5.012512313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4177838">
                <text:p>5.124177838</text:p>
              </table:table-cell>
              <table:table-cell office:value-type="float" office:value="8.955316">
                <text:p>8.955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33569768">
                <text:p>5.233569768</text:p>
              </table:table-cell>
              <table:table-cell office:value-type="float" office:value="9.141442">
                <text:p>9.141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39604708">
                <text:p>5.339604708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43655978">
                <text:p>5.443655978</text:p>
              </table:table-cell>
              <table:table-cell office:value-type="float" office:value="9.610646">
                <text:p>9.610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47478368">
                <text:p>5.547478368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51895858">
                <text:p>5.651895858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6191278">
                <text:p>5.756191278</text:p>
              </table:table-cell>
              <table:table-cell office:value-type="float" office:value="9.588149">
                <text:p>9.588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59586412">
                <text:p>5.859586412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62813692">
                <text:p>5.962813692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66468222">
                <text:p>6.066468222</text:p>
              </table:table-cell>
              <table:table-cell office:value-type="float" office:value="9.647431">
                <text:p>9.647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70412682">
                <text:p>6.17041268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73746782">
                <text:p>6.273746782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76455256">
                <text:p>6.376455256</text:p>
              </table:table-cell>
              <table:table-cell office:value-type="float" office:value="9.736295">
                <text:p>9.736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79453656">
                <text:p>6.479453656</text:p>
              </table:table-cell>
              <table:table-cell office:value-type="float" office:value="9.708889">
                <text:p>9.70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82986116">
                <text:p>6.582986116</text:p>
              </table:table-cell>
              <table:table-cell office:value-type="float" office:value="9.658806">
                <text:p>9.658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86396506">
                <text:p>6.686396506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89272836">
                <text:p>6.789272836</text:p>
              </table:table-cell>
              <table:table-cell office:value-type="float" office:value="9.720409">
                <text:p>9.720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92255976">
                <text:p>6.892255976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95864736">
                <text:p>6.995864736</text:p>
              </table:table-cell>
              <table:table-cell office:value-type="float" office:value="9.651693">
                <text:p>9.651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99656606">
                <text:p>7.099656606</text:p>
              </table:table-cell>
              <table:table-cell office:value-type="float" office:value="9.6346655">
                <text:p>9.6346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2944926">
                <text:p>7.202944926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06141686">
                <text:p>7.306141686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09628376">
                <text:p>7.409628376</text:p>
              </table:table-cell>
              <table:table-cell office:value-type="float" office:value="9.663078">
                <text:p>9.663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13221876">
                <text:p>7.513221876</text:p>
              </table:table-cell>
              <table:table-cell office:value-type="float" office:value="9.653115">
                <text:p>9.653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616861151">
                <text:p>7.616861151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720485167">
                <text:p>7.720485167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824109183">
                <text:p>7.824109183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27626388">
                <text:p>7.927626388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30777374">
                <text:p>8.030777374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133882584">
                <text:p>8.133882584</text:p>
              </table:table-cell>
              <table:table-cell office:value-type="float" office:value="9.698832">
                <text:p>9.698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237079344">
                <text:p>8.237079344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340321884">
                <text:p>8.340321884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43396574">
                <text:p>8.443396574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46608594">
                <text:p>8.546608594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50186834">
                <text:p>8.650186834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753856624">
                <text:p>8.753856624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57389084">
                <text:p>8.857389084</text:p>
              </table:table-cell>
              <table:table-cell office:value-type="float" office:value="9.658806">
                <text:p>9.658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961043614">
                <text:p>8.961043614</text:p>
              </table:table-cell>
              <table:table-cell office:value-type="float" office:value="9.647431">
                <text:p>9.647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64972814">
                <text:p>9.064972814</text:p>
              </table:table-cell>
              <table:table-cell office:value-type="float" office:value="9.621935">
                <text:p>9.621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8795204">
                <text:p>9.168795204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72007224">
                <text:p>9.272007224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375219244">
                <text:p>9.375219244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78614378">
                <text:p>9.478614378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82040028">
                <text:p>9.582040028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85053688">
                <text:p>9.685053688</text:p>
              </table:table-cell>
              <table:table-cell office:value-type="float" office:value="9.707451">
                <text:p>9.707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87868978">
                <text:p>9.787868978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90974188">
                <text:p>9.890974188</text:p>
              </table:table-cell>
              <table:table-cell office:value-type="float" office:value="9.698832">
                <text:p>9.6988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994048878">
                <text:p>9.994048878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96528468">
                <text:p>10.09652846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98565548">
                <text:p>10.198565548</text:p>
              </table:table-cell>
              <table:table-cell office:value-type="float" office:value="9.800359">
                <text:p>9.800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300907808">
                <text:p>10.300907808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03585764">
                <text:p>10.403585764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06278979">
                <text:p>10.506278979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08911159">
                <text:p>10.608911159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11802749">
                <text:p>10.711802749</text:p>
              </table:table-cell>
              <table:table-cell office:value-type="float" office:value="9.718967">
                <text:p>9.718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814953735">
                <text:p>10.81495373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18287835">
                <text:p>10.918287835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21591415">
                <text:p>11.021591415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125093361">
                <text:p>11.125093361</text:p>
              </table:table-cell>
              <table:table-cell office:value-type="float" office:value="9.661654">
                <text:p>9.661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228961525">
                <text:p>11.228961525</text:p>
              </table:table-cell>
              <table:table-cell office:value-type="float" office:value="9.627589">
                <text:p>9.627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333058571">
                <text:p>11.333058571</text:p>
              </table:table-cell>
              <table:table-cell office:value-type="float" office:value="9.6064205">
                <text:p>9.6064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430281">
                <text:p>11.437430281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541924061">
                <text:p>11.541924061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646463621">
                <text:p>11.646463621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751125251">
                <text:p>11.751125251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55985251">
                <text:p>11.855985251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960982581">
                <text:p>11.960982581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066361391">
                <text:p>12.066361391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72243745">
                <text:p>12.172243745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278416015">
                <text:p>12.278416015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84511995">
                <text:p>12.384511995</text:p>
              </table:table-cell>
              <table:table-cell office:value-type="float" office:value="9.425427">
                <text:p>9.425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490562195">
                <text:p>12.490562195</text:p>
              </table:table-cell>
              <table:table-cell office:value-type="float" office:value="9.429497">
                <text:p>9.429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96856545">
                <text:p>12.596856545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703166155">
                <text:p>12.703166155</text:p>
              </table:table-cell>
              <table:table-cell office:value-type="float" office:value="9.406487">
                <text:p>9.406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80938421">
                <text:p>12.80938421</text:p>
              </table:table-cell>
              <table:table-cell office:value-type="float" office:value="9.414595">
                <text:p>9.414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1578537">
                <text:p>12.91578537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02240015">
                <text:p>13.02240015</text:p>
              </table:table-cell>
              <table:table-cell office:value-type="float" office:value="9.379561">
                <text:p>9.379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128999675">
                <text:p>13.128999675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2355992">
                <text:p>13.2355992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34230554">
                <text:p>13.34230554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49118695">
                <text:p>13.449118695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55580978">
                <text:p>13.55580978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662500865">
                <text:p>13.662500865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769359795">
                <text:p>13.769359795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76127175">
                <text:p>13.876127175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982558855">
                <text:p>13.982558855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08868535">
                <text:p>14.08868535</text:p>
              </table:table-cell>
              <table:table-cell office:value-type="float" office:value="9.422717">
                <text:p>9.422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194232">
                <text:p>14.194232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299046224">
                <text:p>14.299046224</text:p>
              </table:table-cell>
              <table:table-cell office:value-type="float" office:value="9.54069">
                <text:p>9.540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403707854">
                <text:p>14.403707854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508491564">
                <text:p>14.508491564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612954828">
                <text:p>14.612954828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716899288">
                <text:p>14.716899288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820752193">
                <text:p>14.820752193</text:p>
              </table:table-cell>
              <table:table-cell office:value-type="float" office:value="9.629004">
                <text:p>9.629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924589843">
                <text:p>14.924589843</text:p>
              </table:table-cell>
              <table:table-cell office:value-type="float" office:value="9.630419">
                <text:p>9.630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028030753">
                <text:p>15.028030753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130846043">
                <text:p>15.130846043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233432443">
                <text:p>15.233432443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35912033">
                <text:p>15.33591203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437903333">
                <text:p>15.437903333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539299533">
                <text:p>15.539299533</text:p>
              </table:table-cell>
              <table:table-cell office:value-type="float" office:value="9.862302">
                <text:p>9.8623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640878843">
                <text:p>15.640878843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742717558">
                <text:p>15.742717558</text:p>
              </table:table-cell>
              <table:table-cell office:value-type="float" office:value="9.819448">
                <text:p>9.819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844418938">
                <text:p>15.844418938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945891438">
                <text:p>15.945891438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047318158">
                <text:p>16.047318158</text:p>
              </table:table-cell>
              <table:table-cell office:value-type="float" office:value="9.859335">
                <text:p>9.859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148805914">
                <text:p>16.148805914</text:p>
              </table:table-cell>
              <table:table-cell office:value-type="float" office:value="9.853405">
                <text:p>9.853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250186858">
                <text:p>16.250186858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351384688">
                <text:p>16.351384688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452811408">
                <text:p>16.452811408</text:p>
              </table:table-cell>
              <table:table-cell office:value-type="float" office:value="9.859335">
                <text:p>9.859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554543308">
                <text:p>16.554543308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656443058">
                <text:p>16.656443058</text:p>
              </table:table-cell>
              <table:table-cell office:value-type="float" office:value="9.813566">
                <text:p>9.813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758739548">
                <text:p>16.758739548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861249658">
                <text:p>16.861249658</text:p>
              </table:table-cell>
              <table:table-cell office:value-type="float" office:value="9.755135">
                <text:p>9.7551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964003908">
                <text:p>16.964003908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066864978">
                <text:p>17.066864978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169878638">
                <text:p>17.169878638</text:p>
              </table:table-cell>
              <table:table-cell office:value-type="float" office:value="9.707451">
                <text:p>9.7074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272861778">
                <text:p>17.272861778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375616028">
                <text:p>17.375616028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478187173">
                <text:p>17.478187173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580880388">
                <text:p>17.580880388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683558344">
                <text:p>17.683558344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785961644">
                <text:p>17.785961644</text:p>
              </table:table-cell>
              <table:table-cell office:value-type="float" office:value="9.76531">
                <text:p>9.765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888181829">
                <text:p>17.888181829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990661419">
                <text:p>17.990661419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093202049">
                <text:p>18.093202049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195574829">
                <text:p>18.195574829</text:p>
              </table:table-cell>
              <table:table-cell office:value-type="float" office:value="9.768221">
                <text:p>9.768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297978129">
                <text:p>18.297978129</text:p>
              </table:table-cell>
              <table:table-cell office:value-type="float" office:value="9.76531">
                <text:p>9.76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400579789">
                <text:p>18.400579789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503410339">
                <text:p>18.503410339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606164589">
                <text:p>18.606164589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708720475">
                <text:p>18.708720475</text:p>
              </table:table-cell>
              <table:table-cell office:value-type="float" office:value="9.750781">
                <text:p>9.750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811276361">
                <text:p>18.811276361</text:p>
              </table:table-cell>
              <table:table-cell office:value-type="float" office:value="9.750781">
                <text:p>9.7507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913847506">
                <text:p>18.913847506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016418651">
                <text:p>19.016418651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118944021">
                <text:p>19.118944021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221591461">
                <text:p>19.221591461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324406751">
                <text:p>19.324406751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427161001">
                <text:p>19.427161001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529762661">
                <text:p>19.529762661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632333806">
                <text:p>19.632333806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735057536">
                <text:p>19.735057536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3785757">
                <text:p>19.83785757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94052027">
                <text:p>19.94052027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042847274">
                <text:p>20.042847274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44945389">
                <text:p>20.144945389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46921433">
                <text:p>20.246921433</text:p>
              </table:table-cell>
              <table:table-cell office:value-type="float" office:value="9.806225">
                <text:p>9.806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48744893">
                <text:p>20.348744893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50415753">
                <text:p>20.450415753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552071353">
                <text:p>20.552071353</text:p>
              </table:table-cell>
              <table:table-cell office:value-type="float" office:value="9.837136">
                <text:p>9.837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53665923">
                <text:p>20.653665923</text:p>
              </table:table-cell>
              <table:table-cell office:value-type="float" office:value="9.843046">
                <text:p>9.8430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755092643">
                <text:p>20.755092643</text:p>
              </table:table-cell>
              <table:table-cell office:value-type="float" office:value="9.859335">
                <text:p>9.8593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856473587">
                <text:p>20.856473587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957976602">
                <text:p>20.957976602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059418582">
                <text:p>21.059418582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160601152">
                <text:p>21.160601152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261692172">
                <text:p>21.261692172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362859486">
                <text:p>21.362859486</text:p>
              </table:table-cell>
              <table:table-cell office:value-type="float" office:value="9.884616">
                <text:p>9.8846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463904726">
                <text:p>21.463904726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64797382">
                <text:p>21.564797382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665918922">
                <text:p>21.665918922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767498232">
                <text:p>21.767498232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869321692">
                <text:p>21.869321692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971206182">
                <text:p>21.971206182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073350072">
                <text:p>22.073350072</text:p>
              </table:table-cell>
              <table:table-cell office:value-type="float" office:value="9.790111">
                <text:p>9.7901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175829662">
                <text:p>22.175829662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278568652">
                <text:p>22.278568652</text:p>
              </table:table-cell>
              <table:table-cell office:value-type="float" office:value="9.733402">
                <text:p>9.7334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381658602">
                <text:p>22.381658602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485206322">
                <text:p>22.485206322</text:p>
              </table:table-cell>
              <table:table-cell office:value-type="float" office:value="9.657383">
                <text:p>9.6573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89150782">
                <text:p>22.58915078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93263087">
                <text:p>22.693263087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797650057">
                <text:p>22.797650057</text:p>
              </table:table-cell>
              <table:table-cell office:value-type="float" office:value="9.579741">
                <text:p>9.5797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902143837">
                <text:p>22.902143837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006835983">
                <text:p>23.006835983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111680723">
                <text:p>23.111680723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216601758">
                <text:p>23.216601758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321782193">
                <text:p>23.321782193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427252553">
                <text:p>23.42725255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532555063">
                <text:p>23.532555063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637811803">
                <text:p>23.637811803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743480523">
                <text:p>23.743480523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849301843">
                <text:p>23.849301843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954711167">
                <text:p>23.954711167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059708497">
                <text:p>24.059708497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165178857">
                <text:p>24.165178857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271198537">
                <text:p>24.271198537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376897777">
                <text:p>24.376897777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481773037">
                <text:p>24.48177303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586556747">
                <text:p>24.586556747</text:p>
              </table:table-cell>
              <table:table-cell office:value-type="float" office:value="9.543468">
                <text:p>9.5434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691493041">
                <text:p>24.691493041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795773201">
                <text:p>24.795773201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898924187">
                <text:p>24.89892418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001724221">
                <text:p>25.001724221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104707361">
                <text:p>25.104707361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207385317">
                <text:p>25.207385317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309361361">
                <text:p>25.309361361</text:p>
              </table:table-cell>
              <table:table-cell office:value-type="float" office:value="9.806225">
                <text:p>9.806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411291631">
                <text:p>25.411291631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513527075">
                <text:p>25.513527075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615640445">
                <text:p>25.615640445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717219755">
                <text:p>25.717219755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818615955">
                <text:p>25.818615955</text:p>
              </table:table-cell>
              <table:table-cell office:value-type="float" office:value="9.862302">
                <text:p>9.862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920271555">
                <text:p>25.920271555</text:p>
              </table:table-cell>
              <table:table-cell office:value-type="float" office:value="9.837136">
                <text:p>9.837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022049225">
                <text:p>26.022049225</text:p>
              </table:table-cell>
              <table:table-cell office:value-type="float" office:value="9.825337">
                <text:p>9.8253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23689565">
                <text:p>26.123689565</text:p>
              </table:table-cell>
              <table:table-cell office:value-type="float" office:value="9.838613">
                <text:p>9.8386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225207835">
                <text:p>26.225207835</text:p>
              </table:table-cell>
              <table:table-cell office:value-type="float" office:value="9.850443">
                <text:p>9.8504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326848175">
                <text:p>26.326848175</text:p>
              </table:table-cell>
              <table:table-cell office:value-type="float" office:value="9.838613">
                <text:p>9.8386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428671635">
                <text:p>26.428671635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530373015">
                <text:p>26.530373015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631982841">
                <text:p>26.631982841</text:p>
              </table:table-cell>
              <table:table-cell office:value-type="float" office:value="9.841568">
                <text:p>9.841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33470597">
                <text:p>26.733470597</text:p>
              </table:table-cell>
              <table:table-cell office:value-type="float" office:value="9.853405">
                <text:p>9.8534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834668427">
                <text:p>26.834668427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935606857">
                <text:p>26.93560685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036545287">
                <text:p>27.03654528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137315867">
                <text:p>27.137315867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237811787">
                <text:p>27.237811787</text:p>
              </table:table-cell>
              <table:table-cell office:value-type="float" office:value="9.950653">
                <text:p>9.950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338261927">
                <text:p>27.338261927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438925693">
                <text:p>27.438925693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539711533">
                <text:p>27.539711533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640619447">
                <text:p>27.640619447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741527361">
                <text:p>27.74152736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842603121">
                <text:p>27.842603121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944029841">
                <text:p>27.944029841</text:p>
              </table:table-cell>
              <table:table-cell office:value-type="float" office:value="9.859335">
                <text:p>9.8593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045746481">
                <text:p>28.045746481</text:p>
              </table:table-cell>
              <table:table-cell office:value-type="float" office:value="9.831233">
                <text:p>9.831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147676751">
                <text:p>28.147676751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249866421">
                <text:p>28.24986642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352407051">
                <text:p>28.352407051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455283381">
                <text:p>28.455283381</text:p>
              </table:table-cell>
              <table:table-cell office:value-type="float" office:value="9.720409">
                <text:p>9.720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558251261">
                <text:p>28.558251261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661432761">
                <text:p>28.661432761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764949966">
                <text:p>28.764949966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868650276">
                <text:p>28.868650276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972533696">
                <text:p>28.972533696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076584966">
                <text:p>29.076584966</text:p>
              </table:table-cell>
              <table:table-cell office:value-type="float" office:value="9.610646">
                <text:p>9.6106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180971936">
                <text:p>29.180971936</text:p>
              </table:table-cell>
              <table:table-cell office:value-type="float" office:value="9.579741">
                <text:p>9.5797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285526756">
                <text:p>29.285526756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389898466">
                <text:p>29.389898466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49423966">
                <text:p>29.49423966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59879448">
                <text:p>29.59879448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70342559">
                <text:p>29.70342559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807995666">
                <text:p>29.807995666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91271833">
                <text:p>29.91271833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01766988">
                <text:p>30.01766988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12262143">
                <text:p>30.12262143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22735936">
                <text:p>30.22735936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33224988">
                <text:p>30.33224988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43738454">
                <text:p>30.43738454</text:p>
              </table:table-cell>
              <table:table-cell office:value-type="float" office:value="9.511612">
                <text:p>9.5116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542427646">
                <text:p>30.542427646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647302906">
                <text:p>30.647302906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752346012">
                <text:p>30.752346012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857526447">
                <text:p>30.857526447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962508517">
                <text:p>30.962508517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.067276967">
                <text:p>31.067276967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172167487">
                <text:p>31.172167487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276935937">
                <text:p>31.276935937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380697287">
                <text:p>31.380697287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483680427">
                <text:p>31.483680427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586694087">
                <text:p>31.586694087</text:p>
              </table:table-cell>
              <table:table-cell office:value-type="float" office:value="9.707451">
                <text:p>9.7074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689875587">
                <text:p>31.689875587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792446732">
                <text:p>31.792446732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894026042">
                <text:p>31.894026042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995406986">
                <text:p>31.995406986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097093106">
                <text:p>32.097093106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.198870776">
                <text:p>32.198870776</text:p>
              </table:table-cell>
              <table:table-cell office:value-type="float" office:value="9.825337">
                <text:p>9.825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.300404306">
                <text:p>32.300404306</text:p>
              </table:table-cell>
              <table:table-cell office:value-type="float" office:value="9.848963">
                <text:p>9.848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402014132">
                <text:p>32.402014132</text:p>
              </table:table-cell>
              <table:table-cell office:value-type="float" office:value="9.841568">
                <text:p>9.8415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504035952">
                <text:p>32.504035952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606362956">
                <text:p>32.606362956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708415296">
                <text:p>32.708415296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.810086156">
                <text:p>32.810086156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.911879086">
                <text:p>32.911879086</text:p>
              </table:table-cell>
              <table:table-cell office:value-type="float" office:value="9.823865">
                <text:p>9.8238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014038236">
                <text:p>33.014038236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11648731">
                <text:p>33.11648731</text:p>
              </table:table-cell>
              <table:table-cell office:value-type="float" office:value="9.760946">
                <text:p>9.760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21901268">
                <text:p>33.21901268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32173641">
                <text:p>33.32173641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42450592">
                <text:p>33.42450592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52715336">
                <text:p>33.52715336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629861834">
                <text:p>33.629861834</text:p>
              </table:table-cell>
              <table:table-cell office:value-type="float" office:value="9.736295">
                <text:p>9.736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732677124">
                <text:p>33.732677124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835553454">
                <text:p>33.835553454</text:p>
              </table:table-cell>
              <table:table-cell office:value-type="float" office:value="9.720409">
                <text:p>9.7204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938521334">
                <text:p>33.938521334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.041534994">
                <text:p>34.041534994</text:p>
              </table:table-cell>
              <table:table-cell office:value-type="float" office:value="9.707451">
                <text:p>9.707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144624944">
                <text:p>34.144624944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247913264">
                <text:p>34.247913264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351567794">
                <text:p>34.351567794</text:p>
              </table:table-cell>
              <table:table-cell office:value-type="float" office:value="9.647431">
                <text:p>9.647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